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12cm"/>
    </style:style>
    <style:style style:name="co2" style:family="table-column">
      <style:table-column-properties fo:break-before="auto" style:column-width="5.357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style:text-underline-style="none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Provincia</text:p>
          </table:table-cell>
          <table:table-cell table:style-name="ce2" office:value-type="string" calcext:value-type="string">
            <text:p>Ciudad</text:p>
          </table:table-cell>
          <table:table-cell table:style-name="ce2"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Las Salinas Grandes</text:p>
          </table:table-cell>
          <table:table-cell office:value-type="string" calcext:value-type="string">
            <text:p>https://www.booking.com/searchresults.es.html?label=gen173nr-1FCAEoggI46AdIM1gEaAyIAQGYAQq4ARnIAQ_YAQHoAQH4AQuIAgGoAgO4Av-brZ0GwAIB0gIkZmZhYmJkODYtNGE1Ny00ZGU0LWI0YTQtZTlmNWRmMTZjNjFk2AIG4AIB&amp;lang=es&amp;sid=4272aaeccf277faff0a2d20e857d76d5&amp;sb=1&amp;sb_lp=1&amp;src=index&amp;src_elem=sb&amp;error_url=https%3A%2F%2Fwww.booking.com%2Findex.es.html%3Flabel%3Dgen173nr-1FCAEoggI46AdIM1gEaAyIAQGYAQq4ARnIAQ_YAQHoAQH4AQuIAgGoAgO4Av-brZ0GwAIB0gIkZmZhYmJkODYtNGE1Ny00ZGU0LWI0YTQtZTlmNWRmMTZjNjFk2AIG4AIB%26sid%3D4272aaeccf277faff0a2d20e857d76d5%26sb_price_type%3Dtotal%26%26&amp;ss=Pristine+Camps%2C+Salinas+Grandes%2C+Jujuy%2C+Argentina&amp;is_ski_area=&amp;ssne=Santa+Mar%C3%ADa&amp;ssne_untouched=Santa+Mar%C3%ADa&amp;checkin_year=2023&amp;checkin_month=3&amp;checkin_monthday=15&amp;checkout_year=2023&amp;checkout_month=3&amp;checkout_monthday=20&amp;group_adults=2&amp;group_children=0&amp;no_rooms=1&amp;b_h4u_keep_filters=&amp;from_sf=1&amp;search_pageview_id=f9578c4021ef0a1e&amp;ac_suggestion_list_length=5&amp;ac_suggestion_theme_list_length=0&amp;ac_position=1&amp;ac_langcode=es&amp;ac_click_type=b&amp;ac_meta=GhBmOTU3OGM0MDIxZWYwYTFlIAEoATICZXM6D3NhbGluYXMgZ3JhbmRlc0AASgBQAA%3D%3D&amp;dest_id=7382004&amp;dest_type=hotel&amp;place_id_lat=-23.731255&amp;place_id_lon=-65.97941&amp;search_pageview_id=f9578c4021ef0a1e&amp;search_selected=true&amp;ss_raw=salinas+grandes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Termas Del Rio Jordan</text:p>
          </table:table-cell>
          <table:table-cell office:value-type="string" calcext:value-type="string">
            <text:p>https://www.booking.com/searchresults.es.html?ss=Termas+del+R%C3%ADo+Jord%C3%A1n%2C+R%C3%ADo+San+Francisco%2C+Jujuy%2C+Argentina&amp;ssne=Casabindo%2C+Jujuy%2C+Argentina&amp;ssne_untouched=Casabindo%2C+Jujuy%2C+Argentina&amp;label=gen173nr-1FCAEoggI46AdIM1gEaAyIAQGYAQq4ARnIAQ_YAQHoAQH4AQuIAgGoAgO4Av-brZ0GwAIB0gIkZmZhYmJkODYtNGE1Ny00ZGU0LWI0YTQtZTlmNWRmMTZjNjFk2AIG4AIB&amp;sid=4272aaeccf277faff0a2d20e857d76d5&amp;aid=304142&amp;lang=es&amp;sb=1&amp;src_elem=sb&amp;src=searchresults&amp;dest_id=ChIJd8xJZPjQGpQRsG-uGMj6Ek0&amp;dest_type=landmark&amp;place_id=ChIJd8xJZPjQGpQRsG-uGMj6Ek0&amp;latitude=-23.6650334&amp;longitude=-64.9541039&amp;ac_position=0&amp;ac_click_type=g&amp;ac_langcode=es&amp;ac_suggestion_list_length=2&amp;search_selected=true&amp;search_pageview_id=90938c55b5b30724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Tilcara</text:p>
          </table:table-cell>
          <table:table-cell office:value-type="string" calcext:value-type="string">
            <text:p>https://www.booking.com/searchresults.es.html?ss=Tilcara%2C+Jujuy%2C+Argentina&amp;ssne=Termas+del+R%C3%ADo+Jord%C3%A1n%2C+R%C3%ADo+San+Francisco%2C+Jujuy%2C+Argentina&amp;ssne_untouched=Termas+del+R%C3%ADo+Jord%C3%A1n%2C+R%C3%ADo+San+Francisco%2C+Jujuy%2C+Argentin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6953&amp;dest_type=city&amp;ac_position=0&amp;ac_click_type=b&amp;ac_langcode=es&amp;ac_suggestion_list_length=5&amp;search_selected=true&amp;search_pageview_id=049f8c601dc40170&amp;ac_meta=GhAwNDlmOGM2MDFkYzQwMTcwIAAoATICZXM6B3RpbGNhcmF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Purmamarca</text:p>
          </table:table-cell>
          <table:table-cell office:value-type="string" calcext:value-type="string">
            <text:p>https://www.booking.com/searchresults.es.html?ss=Purmamarca%2C+Jujuy%2C+Argentina&amp;ssne=Tilcara&amp;ssne_untouched=Tilcar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9555&amp;dest_type=city&amp;ac_position=0&amp;ac_click_type=b&amp;ac_langcode=es&amp;ac_suggestion_list_length=5&amp;search_selected=true&amp;search_pageview_id=467a8c65a7840023&amp;ac_meta=GhA0NjdhOGM2NWE3ODQwMDIzIAAoATICZXM6CHB1cm1hbWFy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San Salvador De Jujuy</text:p>
          </table:table-cell>
          <table:table-cell office:value-type="string" calcext:value-type="string">
            <text:p>https://www.booking.com/searchresults.es.html?ss=San+Salvador+de+Jujuy%2C+Jujuy%2C+Argentina&amp;ssne=Purmamarca&amp;ssne_untouched=Purmamarc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4053&amp;dest_type=city&amp;ac_position=0&amp;ac_click_type=b&amp;ac_langcode=es&amp;ac_suggestion_list_length=1&amp;search_selected=true&amp;search_pageview_id=9f5a8c6e94dc0090&amp;ac_meta=GhA5ZjVhOGM2ZTk0ZGMwMDkwIAAoATICZXM6DWp1anV5IGNhcGl0YWx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Salta</text:p>
          </table:table-cell>
          <table:table-cell office:value-type="string" calcext:value-type="string">
            <text:p>https://www.booking.com/searchresults.es.html?ss=Salta%2C+Provincia+de+Salta%2C+Argentina&amp;ssne=San+Salvador+de+Jujuy&amp;ssne_untouched=San+Salvador+de+Jujuy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1490&amp;dest_type=city&amp;ac_position=0&amp;ac_click_type=b&amp;ac_langcode=es&amp;ac_suggestion_list_length=5&amp;search_selected=true&amp;search_pageview_id=672f8c761b850369&amp;ac_meta=GhA2NzJmOGM3NjFiODUwMzY5IAAoATICZXM6BXNhbHR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https://www.booking.com/searchresults.es.html?ss=Cafayate%2C+Provincia+de+Salta%2C+Argentina&amp;ssne=Cafayate&amp;ssne_untouched=Cafayat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79526&amp;dest_type=city&amp;ac_position=0&amp;ac_click_type=b&amp;ac_langcode=es&amp;ac_suggestion_list_length=5&amp;search_selected=true&amp;search_pageview_id=1cac8c85be1f0022&amp;ac_meta=GhAxY2FjOGM4NWJlMWYwMDIyIAAoATICZXM6B0NhZmF5YXR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chi</text:p>
          </table:table-cell>
          <table:table-cell office:value-type="string" calcext:value-type="string">
            <text:p>https://www.booking.com/searchresults.es.html?ss=Cachi%2C+Provincia+de+Salta%2C+Argentina&amp;ssne=Cafayate&amp;ssne_untouched=Cafayat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79466&amp;dest_type=city&amp;ac_position=0&amp;ac_click_type=b&amp;ac_langcode=es&amp;ac_suggestion_list_length=5&amp;search_selected=true&amp;search_pageview_id=fc9b8c89ad8406dd&amp;ac_meta=GhBmYzliOGM4OWFkODQwNmRkIAAoATICZXM6BWNhY2hp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office:value-type="string" calcext:value-type="string">
            <text:p>Las Lomitas</text:p>
          </table:table-cell>
          <table:table-cell office:value-type="string" calcext:value-type="string">
            <text:p>https://www.booking.com/searchresults.es.html?ss=Las+Lomitas%2C+Provincia+de+San+Juan%2C+Argentina&amp;ssne=Las+Lomitas&amp;ssne_untouched=Las+Lomita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9078&amp;dest_type=city&amp;ac_position=0&amp;ac_click_type=b&amp;ac_langcode=es&amp;ac_suggestion_list_length=5&amp;search_selected=true&amp;search_pageview_id=54e28c94539d015a&amp;ac_meta=GhA1NGUyOGM5NDUzOWQwMTVhIAAoATICZXM6CWxhcyBsb21pd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Formosa</text:p>
          </table:table-cell>
          <table:table-cell office:value-type="string" calcext:value-type="string">
            <text:p>Puerto Pilcomayo</text:p>
          </table:table-cell>
          <table:table-cell office:value-type="string" calcext:value-type="string">
            <text:p>https://www.booking.com/searchresults.es.html?ss=Puerto+Pilcomayo%2C+Formosa%2C+Argentina&amp;ssne=Las+Lomitas&amp;ssne_untouched=Las+Lomitas&amp;label=gen173nr-1FCAEoggI46AdIM1gEaAyIAQGYAQq4ARnIAQ_YAQHoAQH4AQuIAgGoAgO4Av-brZ0GwAIB0gIkZmZhYmJkODYtNGE1Ny00ZGU0LWI0YTQtZTlmNWRmMTZjNjFk2AIG4AIB&amp;sid=4272aaeccf277faff0a2d20e857d76d5&amp;aid=304142&amp;lang=es&amp;sb=1&amp;src_elem=sb&amp;src=searchresults&amp;dest_id=ChIJr1me-10HXZQRzKov1n2G9Vc&amp;dest_type=city&amp;place_id=ChIJr1me-10HXZQRzKov1n2G9Vc&amp;latitude=-25.3726325&amp;longitude=-57.6514475&amp;ac_position=0&amp;ac_click_type=g&amp;ac_langcode=es&amp;ac_suggestion_list_length=5&amp;search_selected=true&amp;search_pageview_id=d14b8c9b2842013b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Formosa</text:p>
          </table:table-cell>
          <table:table-cell office:value-type="string" calcext:value-type="string">
            <text:p>https://www.booking.com/searchresults.es.html?ss=Formosa%2C+Provincia+de+Formosa%2C+Argentina&amp;ssne=Piran%C3%A9%2C+Formosa%2C+Argentina&amp;ssne_untouched=Piran%C3%A9%2C+Formosa%2C+Argentin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9581&amp;dest_type=city&amp;ac_position=4&amp;ac_click_type=b&amp;ac_langcode=es&amp;ac_suggestion_list_length=5&amp;search_selected=true&amp;search_pageview_id=17628d1e813e0110&amp;ac_meta=GhAxNzYyOGQxZTgxM2UwMTEwIAQoATICZXM6D2Zvcm1vc2EgY2FwaXRhb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office:value-type="string" calcext:value-type="string">
            <text:p>Resistencia</text:p>
          </table:table-cell>
          <table:table-cell office:value-type="string" calcext:value-type="string">
            <text:p>https://www.booking.com/searchresults.es.html?ss=Resistencia%2C+Chaco%2C+Argentina&amp;ssne=Formosa&amp;ssne_untouched=Formos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0390&amp;dest_type=city&amp;ac_position=0&amp;ac_click_type=b&amp;ac_langcode=es&amp;ac_suggestion_list_length=5&amp;search_selected=true&amp;search_pageview_id=60d38d2cde130190&amp;ac_meta=GhA2MGQzOGQyY2RlMTMwMTkwIAAoATICZXM6ClJlc2lzdGVuY2l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table:style-name="ce5" office:value-type="string" calcext:value-type="string">
            <text:p>Presidencia Roque Saenz Peña</text:p>
          </table:table-cell>
          <table:table-cell office:value-type="string" calcext:value-type="string">
            <text:p>https://www.booking.com/searchresults.es.html?ss=Presidencia+Roque+S%C3%A1enz+Pe%C3%B1a%2C+Chaco%2C+Argentina&amp;ssne=Resistencia&amp;ssne_untouched=Resistenci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8904&amp;dest_type=city&amp;ac_position=0&amp;ac_click_type=b&amp;ac_langcode=es&amp;ac_suggestion_list_length=5&amp;search_selected=true&amp;search_pageview_id=1d2e8d34d64d00fb&amp;ac_meta=GhAxZDJlOGQzNGQ2NGQwMGZiIAAoATICZXM6CHByZXNpZGVu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aco</text:p>
          </table:table-cell>
          <table:table-cell office:value-type="string" calcext:value-type="string">
            <text:p>Colonia Benitez</text:p>
          </table:table-cell>
          <table:table-cell office:value-type="string" calcext:value-type="string">
            <text:p>https://www.booking.com/searchresults.es.html?ss=Colonia+Ben%C3%ADtez%2C+Chaco%2C+Argentina&amp;ssne=Presidencia+Roque+S%C3%A1enz+Pe%C3%B1a&amp;ssne_untouched=Presidencia+Roque+S%C3%A1enz+Pe%C3%B1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2764&amp;dest_type=city&amp;ac_position=0&amp;ac_click_type=b&amp;ac_langcode=es&amp;ac_suggestion_list_length=1&amp;search_selected=true&amp;search_pageview_id=aa288d3aae2e01bb&amp;ac_meta=GhBhYTI4OGQzYWFlMmUwMWJiIAAoATICZXM6DmNvbG9uaWEgYmVuaXRl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Tucuman</text:p>
          </table:table-cell>
          <table:table-cell office:value-type="string" calcext:value-type="string">
            <text:p>San Miguel De Tucuman</text:p>
          </table:table-cell>
          <table:table-cell office:value-type="string" calcext:value-type="string">
            <text:p>https://www.booking.com/searchresults.es.html?ss=San+Miguel+de+Tucum%C3%A1n%2C+Tucum%C3%A1n%2C+Argentina&amp;ssne=Colonia+Ben%C3%ADtez&amp;ssne_untouched=Colonia+Ben%C3%ADtez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3611&amp;dest_type=city&amp;ac_position=0&amp;ac_click_type=b&amp;ac_langcode=es&amp;ac_suggestion_list_length=5&amp;search_selected=true&amp;search_pageview_id=bb978d6cc6e70062&amp;ac_meta=GhBiYjk3OGQ2Y2M2ZTcwMDYyIAAoATICZXM6ElNhbiBNaWd1ZWwgZGUgdHVjd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Tucuman</text:p>
          </table:table-cell>
          <table:table-cell office:value-type="string" calcext:value-type="string">
            <text:p>Tafi Del Valle</text:p>
          </table:table-cell>
          <table:table-cell office:value-type="string" calcext:value-type="string">
            <text:p>https://www.booking.com/searchresults.es.html?ss=Taf%C3%AD+del+Valle%2C+Tucum%C3%A1n%2C+Argentina&amp;ssne=San+Miguel+de+Tucum%C3%A1n&amp;ssne_untouched=San+Miguel+de+Tucum%C3%A1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6425&amp;dest_type=city&amp;ac_position=0&amp;ac_click_type=b&amp;ac_langcode=es&amp;ac_suggestion_list_length=5&amp;search_selected=true&amp;search_pageview_id=83b98d74c30d0170&amp;ac_meta=GhA4M2I5OGQ3NGMzMGQwMTcwIAAoATICZXM6DVRhZmkgZGVsIFZhbGx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Tucuman</text:p>
          </table:table-cell>
          <table:table-cell office:value-type="string" calcext:value-type="string">
            <text:p>Yerba Buena</text:p>
          </table:table-cell>
          <table:table-cell office:value-type="string" calcext:value-type="string">
            <text:p>https://www.booking.com/searchresults.es.html?ss=Yerba+Buena%2C+Tucum%C3%A1n%2C+Argentina&amp;ssne=Yerba+Buena&amp;ssne_untouched=Yerba+Buen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9607&amp;dest_type=city&amp;ac_position=0&amp;ac_click_type=b&amp;ac_langcode=es&amp;ac_suggestion_list_length=5&amp;search_selected=true&amp;search_pageview_id=591b8d836e0d05e0&amp;ac_meta=GhA1OTFiOGQ4MzZlMGQwNWUwIAAoATICZXM6C1llcmJhIEJ1ZW5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Frias</text:p>
          </table:table-cell>
          <table:table-cell office:value-type="string" calcext:value-type="string">
            <text:p>https://www.booking.com/searchresults.es.html?ss=Fr%C3%ADas%2C+Provincia+de+Santiago+del+Estero%2C+Argentina&amp;ssne=Provincia+de+Santiago+del+Estero&amp;ssne_untouched=Provincia+de+Santiago+del+Estero&amp;label=gen173nr-1FCAEoggI46AdIM1gEaAyIAQGYAQq4ARnIAQ_YAQHoAQH4AQuIAgGoAgO4AuiLrZ0GwAIB0gIkYzcyMmRlOTEtYzYyOC00Y2Y4LWI5YWItZWM5YmMwMGZhNTZh2AIG4AIB&amp;sid=4272aaeccf277faff0a2d20e857d76d5&amp;aid=304142&amp;lang=es&amp;sb=1&amp;src_elem=sb&amp;src=searchresults&amp;dest_id=-989718&amp;dest_type=city&amp;ac_position=0&amp;ac_click_type=b&amp;ac_langcode=es&amp;ac_suggestion_list_length=5&amp;search_selected=true&amp;search_pageview_id=65fb885069c301c2&amp;ac_meta=GhA2NWZiODg1MDY5YzMwMWMyIAAoATICZXM6BWZyaWFzQABKAFAA&amp;checkin=2023-02-01&amp;checkout=2023-02-16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Santiago Del Estero</text:p>
          </table:table-cell>
          <table:table-cell office:value-type="string" calcext:value-type="string">
            <text:p>https://www.booking.com/searchresults.es.html?ss=Santiago+del+Estero%2C+Provincia+de+Santiago+del+Estero%2C+Argentina&amp;ssne=Fr%C3%ADas&amp;ssne_untouched=Fr%C3%ADas&amp;label=gen173nr-1FCAEoggI46AdIM1gEaAyIAQGYAQq4ARnIAQ_YAQHoAQH4AQuIAgGoAgO4AuiLrZ0GwAIB0gIkYzcyMmRlOTEtYzYyOC00Y2Y4LWI5YWItZWM5YmMwMGZhNTZh2AIG4AIB&amp;sid=4272aaeccf277faff0a2d20e857d76d5&amp;aid=304142&amp;lang=es&amp;sb=1&amp;src_elem=sb&amp;src=searchresults&amp;dest_id=-1015120&amp;dest_type=city&amp;ac_position=0&amp;ac_click_type=b&amp;ac_langcode=es&amp;ac_suggestion_list_length=5&amp;search_selected=true&amp;search_pageview_id=fb16887368ff0307&amp;ac_meta=GhBmYjE2ODg3MzY4ZmYwMzA3IAAoATICZXM6DFNhbnRpYWdvIGRlbEAASgBQAA%3D%3D&amp;checkin=2023-02-01&amp;checkout=2023-02-16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iago Del Estero</text:p>
          </table:table-cell>
          <table:table-cell office:value-type="string" calcext:value-type="string">
            <text:p>Termas De Rio Hondo</text:p>
          </table:table-cell>
          <table:table-cell office:value-type="string" calcext:value-type="string">
            <text:p>https://www.booking.com/searchresults.es.html?ss=Termas+de+R%C3%ADo+Hondo%2C+Provincia+de+Santiago+del+Estero%2C+Argentina&amp;ssne=Santiago+del+Estero&amp;ssne_untouched=Santiago+del+Estero&amp;label=gen173nr-1FCAEoggI46AdIM1gEaAyIAQGYAQq4ARnIAQ_YAQHoAQH4AQuIAgGoAgO4AuiLrZ0GwAIB0gIkYzcyMmRlOTEtYzYyOC00Y2Y4LWI5YWItZWM5YmMwMGZhNTZh2AIG4AIB&amp;sid=4272aaeccf277faff0a2d20e857d76d5&amp;aid=304142&amp;lang=es&amp;sb=1&amp;src_elem=sb&amp;src=searchresults&amp;dest_id=-1016834&amp;dest_type=city&amp;ac_position=0&amp;ac_click_type=b&amp;ac_langcode=es&amp;ac_suggestion_list_length=5&amp;search_selected=true&amp;search_pageview_id=eee1887e9a6d028e&amp;ac_meta=GhBlZWUxODg3ZTlhNmQwMjhlIAAoATICZXM6DXRlcm1hcyBkZSByaW9AAEoAUAA%3D&amp;checkin=2023-02-01&amp;checkout=2023-02-16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 Fernando del Valle de Catamarca</text:p>
          </table:table-cell>
          <table:table-cell office:value-type="string" calcext:value-type="string">
            <text:p>https://www.booking.com/searchresults.es.html?ss=San+Fernando+del+Valle+de+Catamarca%2C+Provincia+de+Catamarca%2C+Argentina&amp;ssne=Termas+de+R%C3%ADo+Hondo&amp;ssne_untouched=Termas+de+R%C3%ADo+Hondo&amp;label=gen173nr-1FCAEoggI46AdIM1gEaAyIAQGYAQq4ARnIAQ_YAQHoAQH4AQuIAgGoAgO4AuiLrZ0GwAIB0gIkYzcyMmRlOTEtYzYyOC00Y2Y4LWI5YWItZWM5YmMwMGZhNTZh2AIG4AIB&amp;sid=4272aaeccf277faff0a2d20e857d76d5&amp;aid=304142&amp;lang=es&amp;sb=1&amp;src_elem=sb&amp;src=searchresults&amp;dest_id=-1012300&amp;dest_type=city&amp;ac_position=1&amp;ac_click_type=b&amp;ac_langcode=es&amp;ac_suggestion_list_length=5&amp;search_selected=true&amp;search_pageview_id=2a54889d56c402e3&amp;ac_meta=GhAyYTU0ODg5ZDU2YzQwMmUzIAEoATICZXM6DHNhbiBmZXJuYW5kb0AASgBQAA%3D%3D&amp;checkin=2023-02-01&amp;checkout=2023-02-16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Tinogasta</text:p>
          </table:table-cell>
          <table:table-cell office:value-type="string" calcext:value-type="string">
            <text:p>https://www.booking.com/searchresults.es.html?ss=Tinogasta%2C+Provincia+de+Catamarca%2C+Argentina&amp;ssne=Fiambala&amp;ssne_untouched=Fiambala&amp;label=gen173nr-1FCAEoggI46AdIM1gEaAyIAQGYAQq4ARnIAQ_YAQHoAQH4AQuIAgGoAgO4AuiLrZ0GwAIB0gIkYzcyMmRlOTEtYzYyOC00Y2Y4LWI5YWItZWM5YmMwMGZhNTZh2AIG4AIB&amp;sid=4272aaeccf277faff0a2d20e857d76d5&amp;aid=304142&amp;lang=es&amp;sb=1&amp;src_elem=sb&amp;src=searchresults&amp;dest_id=-1017017&amp;dest_type=city&amp;ac_position=0&amp;ac_click_type=b&amp;ac_langcode=es&amp;ac_suggestion_list_length=1&amp;search_selected=true&amp;search_pageview_id=6be688ed6853035b&amp;ac_meta=GhA2YmU2ODhlZDY4NTMwMzViIAAoATICZXM6B1RJbm9nYXN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atamarca</text:p>
          </table:table-cell>
          <table:table-cell office:value-type="string" calcext:value-type="string">
            <text:p>Santa Maria </text:p>
          </table:table-cell>
          <table:table-cell office:value-type="string" calcext:value-type="string">
            <text:p>https://www.booking.com/searchresults.es.html?ss=Santa+Mar%C3%ADa%2C+Provincia+de+Catamarca%2C+Argentina&amp;ssne=Antofagasta+de+la+Sierra&amp;ssne_untouched=Antofagasta+de+la+Sierra&amp;label=gen173nr-1FCAEoggI46AdIM1gEaAyIAQGYAQq4ARnIAQ_YAQHoAQH4AQuIAgGoAgO4AuiLrZ0GwAIB0gIkYzcyMmRlOTEtYzYyOC00Y2Y4LWI5YWItZWM5YmMwMGZhNTZh2AIG4AIB&amp;sid=4272aaeccf277faff0a2d20e857d76d5&amp;aid=304142&amp;lang=es&amp;sb=1&amp;src_elem=sb&amp;src=searchresults&amp;dest_id=-1014689&amp;dest_type=city&amp;ac_position=0&amp;ac_click_type=b&amp;ac_langcode=es&amp;ac_suggestion_list_length=5&amp;search_selected=true&amp;search_pageview_id=fa7c88fbdb1d01b2&amp;ac_meta=GhBmYTdjODhmYmRiMWQwMWIyIAAoATICZXM6C1NhbnRhIE1hcml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Esteros Del Ibera</text:p>
          </table:table-cell>
          <table:table-cell office:value-type="string" calcext:value-type="string">
            <text:p>https://www.booking.com/searchresults.es.html?ss=Esteros+del+Ibera&amp;ssne=Yerba+Buena&amp;ssne_untouched=Yerba+Buena&amp;label=gen173nr-1FCAEoggI46AdIM1gEaAyIAQGYAQq4ARnIAQ_YAQHoAQH4AQuIAgGoAgO4Av-brZ0GwAIB0gIkZmZhYmJkODYtNGE1Ny00ZGU0LWI0YTQtZTlmNWRmMTZjNjFk2AIG4AIB&amp;sid=4272aaeccf277faff0a2d20e857d76d5&amp;aid=304142&amp;lang=es&amp;sb=1&amp;src_elem=sb&amp;src=searchresults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Ciudad De Corrientes</text:p>
          </table:table-cell>
          <table:table-cell office:value-type="string" calcext:value-type="string">
            <text:p>https://www.booking.com/searchresults.es.html?ss=Corrientes%2C+Provincia+de+Corrientes%2C+Argentina&amp;ssne=Esteros+del+Iber%C3%A1&amp;ssne_untouched=Esteros+del+Iber%C3%A1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3658&amp;dest_type=city&amp;ac_position=0&amp;ac_click_type=b&amp;ac_langcode=es&amp;ac_suggestion_list_length=5&amp;search_selected=true&amp;search_pageview_id=a0718d91756108d0&amp;ac_meta=GhBhMDcxOGQ5MTc1NjEwOGQwIAAoATICZXM6CkNvcnJpZW50ZXN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Goya</text:p>
          </table:table-cell>
          <table:table-cell office:value-type="string" calcext:value-type="string">
            <text:p>https://www.booking.com/searchresults.es.html?ss=Goya%2C+Provincia+de+Corrientes%2C+Argentina&amp;ssne=Corrientes&amp;ssne_untouched=Corriente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0324&amp;dest_type=city&amp;ac_position=0&amp;ac_click_type=b&amp;ac_langcode=es&amp;ac_suggestion_list_length=5&amp;search_selected=true&amp;search_pageview_id=0b178d97211503ba&amp;ac_meta=GhAwYjE3OGQ5NzIxMTUwM2JhIAAoATICZXM6BEdveWF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Esquina</text:p>
          </table:table-cell>
          <table:table-cell office:value-type="string" calcext:value-type="string">
            <text:p>https://www.booking.com/searchresults.es.html?ss=Esquina%2C+Provincia+de+Corrientes%2C+Argentina&amp;ssne=Goya&amp;ssne_untouched=Goy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8885&amp;dest_type=city&amp;ac_position=0&amp;ac_click_type=b&amp;ac_langcode=es&amp;ac_suggestion_list_length=5&amp;search_selected=true&amp;search_pageview_id=85f18d9dfee0025f&amp;ac_meta=GhA4NWYxOGQ5ZGZlZTAwMjVmIAAoATICZXM6B0VzcXVpbmF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rientes</text:p>
          </table:table-cell>
          <table:table-cell office:value-type="string" calcext:value-type="string">
            <text:p>Ituzaingo</text:p>
          </table:table-cell>
          <table:table-cell office:value-type="string" calcext:value-type="string">
            <text:p>https://www.booking.com/searchresults.es.html?ss=Ituzaing%C3%B3%2C+Provincia+de+Corrientes%2C+Argentina&amp;ssne=Paso+de+los+Libres&amp;ssne_untouched=Paso+de+los+Libre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2005&amp;dest_type=city&amp;ac_position=0&amp;ac_click_type=b&amp;ac_langcode=es&amp;ac_suggestion_list_length=5&amp;search_selected=true&amp;search_pageview_id=88778dc0a42c03b4&amp;ac_meta=GhA4ODc3OGRjMGE0MmMwM2I0IAAoATICZXM6B0l0dXphaW5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Puerto Iguazu</text:p>
          </table:table-cell>
          <table:table-cell office:value-type="string" calcext:value-type="string">
            <text:p>https://www.booking.com/searchresults.es.html?ss=Puerto+Iguaz%C3%BA%2C+Misiones%2C+Argentina&amp;ssne=Ituzaing%C3%B3&amp;ssne_untouched=Ituzaing%C3%B3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9196&amp;dest_type=city&amp;ac_position=0&amp;ac_click_type=b&amp;ac_langcode=es&amp;ac_suggestion_list_length=5&amp;search_selected=true&amp;search_pageview_id=7c178dc8d1c1004b&amp;ac_meta=GhA3YzE3OGRjOGQxYzEwMDRiIAAoATICZXM6ClB1ZXJ0byBJZ3V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Posadas</text:p>
          </table:table-cell>
          <table:table-cell office:value-type="string" calcext:value-type="string">
            <text:p>https://www.booking.com/searchresults.es.html?ss=Posadas%2C+Misiones%2C+Argentina&amp;ssne=Puerto+Iguaz%C3%BA&amp;ssne_untouched=Puerto+Iguaz%C3%B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8461&amp;dest_type=city&amp;ac_position=0&amp;ac_click_type=b&amp;ac_langcode=es&amp;ac_suggestion_list_length=5&amp;search_selected=true&amp;search_pageview_id=7ddc8dceeb0602d3&amp;ac_meta=GhA3ZGRjOGRjZWViMDYwMmQzIAAoATICZXM6B1Bvc2FkYXN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Oberá</text:p>
          </table:table-cell>
          <table:table-cell office:value-type="string" calcext:value-type="string">
            <text:p>https://www.booking.com/searchresults.es.html?ss=Ober%C3%A1%2C+Misiones%2C+Argentina&amp;ssne=Posadas&amp;ssne_untouched=Posada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5883&amp;dest_type=city&amp;ac_position=0&amp;ac_click_type=b&amp;ac_langcode=es&amp;ac_suggestion_list_length=5&amp;search_selected=true&amp;search_pageview_id=85cd8dd38eb50077&amp;ac_meta=GhA4NWNkOGRkMzhlYjUwMDc3IAAoATICZXM6BU9iZXJ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San Ignacio</text:p>
          </table:table-cell>
          <table:table-cell office:value-type="string" calcext:value-type="string">
            <text:p>https://www.booking.com/searchresults.es.html?ss=San+Ignacio%2C+Misiones%2C+Argentina&amp;ssne=Ober%C3%A1&amp;ssne_untouched=Ober%C3%A1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2521&amp;dest_type=city&amp;ac_position=0&amp;ac_click_type=b&amp;ac_langcode=es&amp;ac_suggestion_list_length=5&amp;search_selected=true&amp;search_pageview_id=b1408dd893b6095b&amp;ac_meta=GhBiMTQwOGRkODkzYjYwOTViIAAoATICZXM6C1NhbiBJZ25hY2lv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isiones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https://www.booking.com/searchresults.es.html?ss=Wanda%2C+Misiones%2C+Argentina&amp;ssne=San+Ignacio&amp;ssne_untouched=San+Ignaci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9390&amp;dest_type=city&amp;ac_position=0&amp;ac_click_type=b&amp;ac_langcode=es&amp;ac_suggestion_list_length=5&amp;search_selected=true&amp;search_pageview_id=71058dde35fb0854&amp;ac_meta=GhA3MTA1OGRkZTM1ZmIwODU0IAAoATICZXM6BVdhbmR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Parana</text:p>
          </table:table-cell>
          <table:table-cell office:value-type="string" calcext:value-type="string">
            <text:p>https://www.booking.com/searchresults.es.html?ss=Paran%C3%A1%2C+Entre+R%C3%ADos%2C+Argentina&amp;ssne=Wanda&amp;ssne_untouched=Wand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6942&amp;dest_type=city&amp;ac_position=0&amp;ac_click_type=b&amp;ac_langcode=es&amp;ac_suggestion_list_length=5&amp;search_selected=true&amp;search_pageview_id=29068de378030b17&amp;ac_meta=GhAyOTA2OGRlMzc4MDMwYjE3IAAoATICZXM6BlBhcmFuY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Concepcion Del Uruguay</text:p>
          </table:table-cell>
          <table:table-cell office:value-type="string" calcext:value-type="string">
            <text:p>https://www.booking.com/searchresults.es.html?ss=Concepci%C3%B3n+del+Uruguay%2C+Entre+R%C3%ADos%2C+Argentina&amp;ssne=Paran%C3%A1&amp;ssne_untouched=Paran%C3%A1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3232&amp;dest_type=city&amp;ac_position=0&amp;ac_click_type=b&amp;ac_langcode=es&amp;ac_suggestion_list_length=5&amp;search_selected=true&amp;search_pageview_id=8e8d8deb86900341&amp;ac_meta=GhA4ZThkOGRlYjg2OTAwMzQxIAAoATICZXM6C0NvbmNlcGNpb24g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Gualeguaychu</text:p>
          </table:table-cell>
          <table:table-cell office:value-type="string" calcext:value-type="string">
            <text:p>https://www.booking.com/searchresults.es.html?ss=Gualeguaych%C3%BA%2C+Entre+R%C3%ADos%2C+Argentina&amp;ssne=Concepci%C3%B3n+del+Uruguay&amp;ssne_untouched=Concepci%C3%B3n+del+Uruguay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0679&amp;dest_type=city&amp;ac_position=0&amp;ac_click_type=b&amp;ac_langcode=es&amp;ac_suggestion_list_length=5&amp;search_selected=true&amp;search_pageview_id=d86e8df1696d0415&amp;ac_meta=GhBkODZlOGRmMTY5NmQwNDE1IAAoATICZXM6CUd1YWxlZ3Vhe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https://www.booking.com/searchresults.es.html?ss=Col%C3%B3n%2C+Entre+R%C3%ADos%2C+Argentina&amp;ssne=Gualeguaych%C3%BA&amp;ssne_untouched=Gualeguaych%C3%B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2733&amp;dest_type=city&amp;ac_position=0&amp;ac_click_type=b&amp;ac_langcode=es&amp;ac_suggestion_list_length=5&amp;search_selected=true&amp;search_pageview_id=cbe98dfbedd20d9a&amp;ac_meta=GhBjYmU5OGRmYmVkZDIwZDlhIAAoATICZXM6BUNvbG9u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Entre Rios</text:p>
          </table:table-cell>
          <table:table-cell office:value-type="string" calcext:value-type="string">
            <text:p>Villa Paranacito</text:p>
          </table:table-cell>
          <table:table-cell office:value-type="string" calcext:value-type="string">
            <text:p>https://www.booking.com/searchresults.es.html?ss=Villa+Paranacito%2C+Entre+R%C3%ADos%2C+Argentina&amp;ssne=Col%C3%B3n&amp;ssne_untouched=Col%C3%B3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9085&amp;dest_type=city&amp;ac_position=0&amp;ac_click_type=b&amp;ac_langcode=es&amp;ac_suggestion_list_length=5&amp;search_selected=true&amp;search_pageview_id=9eaf8e02d6d600d8&amp;ac_meta=GhA5ZWFmOGUwMmQ2ZDYwMGQ4IAAoATICZXM6DFZpbGxhIFBhcmFuY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Santa Fe</text:p>
          </table:table-cell>
          <table:table-cell office:value-type="string" calcext:value-type="string">
            <text:p>https://www.booking.com/searchresults.es.html?ss=Santa+Fe%2C+Provincia+de+Santa+Fe%2C+Argentina&amp;ssne=Villa+Paranacito&amp;ssne_untouched=Villa+Paranacit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4485&amp;dest_type=city&amp;ac_position=0&amp;ac_click_type=b&amp;ac_langcode=es&amp;ac_suggestion_list_length=5&amp;search_selected=true&amp;search_pageview_id=252c8e09eafd0403&amp;ac_meta=GhAyNTJjOGUwOWVhZmQwNDAzIAAoATICZXM6CFNhbnRhIEZl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Rosario</text:p>
          </table:table-cell>
          <table:table-cell office:value-type="string" calcext:value-type="string">
            <text:p>https://www.booking.com/searchresults.es.html?ss=Rosario%2C+Provincia+de+Santa+Fe%2C+Argentina&amp;ssne=Santa+Fe&amp;ssne_untouched=Santa+F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1058&amp;dest_type=city&amp;ac_position=0&amp;ac_click_type=b&amp;ac_langcode=es&amp;ac_suggestion_list_length=5&amp;search_selected=true&amp;search_pageview_id=142b8e1220470143&amp;ac_meta=GhAxNDJiOGUxMjIwNDcwMTQzIAAoATICZXM6B1Jvc2FyaW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Fe</text:p>
          </table:table-cell>
          <table:table-cell office:value-type="string" calcext:value-type="string">
            <text:p>Rafaela</text:p>
          </table:table-cell>
          <table:table-cell office:value-type="string" calcext:value-type="string">
            <text:p>https://www.booking.com/searchresults.es.html?ss=Rafaela%2C+Provincia+de+Santa+Fe%2C+Argentina&amp;ssne=Rosario&amp;ssne_untouched=Rosari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9960&amp;dest_type=city&amp;ac_position=0&amp;ac_click_type=b&amp;ac_langcode=es&amp;ac_suggestion_list_length=5&amp;search_selected=true&amp;search_pageview_id=11aa8e18636001c2&amp;ac_meta=GhAxMWFhOGUxODYzNjAwMWMyIAAoATICZXM6BlJhZmFlb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Cordoba</text:p>
          </table:table-cell>
          <table:table-cell office:value-type="string" calcext:value-type="string">
            <text:p>https://www.booking.com/searchresults.es.html?ss=C%C3%B3rdoba%2C+Provincia+de+C%C3%B3rdoba%2C+Argentina&amp;ssne=Rafaela&amp;ssne_untouched=Rafael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3417&amp;dest_type=city&amp;ac_position=0&amp;ac_click_type=b&amp;ac_langcode=es&amp;ac_suggestion_list_length=5&amp;search_selected=true&amp;search_pageview_id=00008e1e657001a7&amp;ac_meta=GhAwMDAwOGUxZTY1NzAwMWE3IAAoATICZXM6B0NvcmRvYmF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Villa Carlos Paz</text:p>
          </table:table-cell>
          <table:table-cell office:value-type="string" calcext:value-type="string">
            <text:p>https://www.booking.com/searchresults.es.html?ss=Villa+Carlos+Paz%2C+Provincia+de+C%C3%B3rdoba%2C+Argentina&amp;ssne=C%C3%B3rdoba&amp;ssne_untouched=C%C3%B3rdob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8872&amp;dest_type=city&amp;ac_position=0&amp;ac_click_type=b&amp;ac_langcode=es&amp;ac_suggestion_list_length=5&amp;search_selected=true&amp;search_pageview_id=a1548e2796bb0d57&amp;ac_meta=GhBhMTU0OGUyNzk2YmIwZDU3IAAoATICZXM6DFZpbGxhIENhcmxvc0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Villa General Belgrano</text:p>
          </table:table-cell>
          <table:table-cell office:value-type="string" calcext:value-type="string">
            <text:p>https://www.booking.com/searchresults.es.html?ss=Villa+General+Belgrano%2C+Provincia+de+C%C3%B3rdoba%2C+Argentina&amp;ssne=Villa+Carlos+Paz&amp;ssne_untouched=Villa+Carlos+Paz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8958&amp;dest_type=city&amp;ac_position=0&amp;ac_click_type=b&amp;ac_langcode=es&amp;ac_suggestion_list_length=5&amp;search_selected=true&amp;search_pageview_id=b58f8e2d072f0491&amp;ac_meta=GhBiNThmOGUyZDA3MmYwNDkxIAAoATICZXM6DVZpbGxhIEdlbmVyYWx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Santa Rosa De Calamuchita</text:p>
          </table:table-cell>
          <table:table-cell office:value-type="string" calcext:value-type="string">
            <text:p>https://www.booking.com/searchresults.es.html?ss=Santa+Rosa+de+Calamuchita%2C+Provincia+de+C%C3%B3rdoba%2C+Argentina&amp;ssne=Villa+General+Belgrano&amp;ssne_untouched=Villa+General+Belgran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5004&amp;dest_type=city&amp;ac_position=0&amp;ac_click_type=b&amp;ac_langcode=es&amp;ac_suggestion_list_length=5&amp;search_selected=true&amp;search_pageview_id=cd0b8e33b78c0192&amp;ac_meta=GhBjZDBiOGUzM2I3OGMwMTkyIAAoATICZXM6C0NhbGFtdWNoaXR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La Cumbrecita</text:p>
          </table:table-cell>
          <table:table-cell office:value-type="string" calcext:value-type="string">
            <text:p>https://www.booking.com/searchresults.es.html?ss=La+Cumbrecita%2C+Provincia+de+C%C3%B3rdoba%2C+Argentina&amp;ssne=Santa+Rosa+de+Calamuchita&amp;ssne_untouched=Santa+Rosa+de+Calamuchita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51474&amp;dest_type=city&amp;ac_position=0&amp;ac_click_type=b&amp;ac_langcode=es&amp;ac_suggestion_list_length=5&amp;search_selected=true&amp;search_pageview_id=c1ce8e3f51ce023f&amp;ac_meta=GhBjMWNlOGUzZjUxY2UwMjNmIAAoATICZXM6DUxhIEN1bWJyZWNpdGF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Rio Cuarto</text:p>
          </table:table-cell>
          <table:table-cell office:value-type="string" calcext:value-type="string">
            <text:p>https://www.booking.com/searchresults.es.html?ss=R%C3%ADo+Cuarto%2C+Provincia+de+C%C3%B3rdoba%2C+Argentina&amp;ssne=La+Cumbrecita&amp;ssne_untouched=La+Cumbrecit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0714&amp;dest_type=city&amp;ac_position=0&amp;ac_click_type=b&amp;ac_langcode=es&amp;ac_suggestion_list_length=5&amp;search_selected=true&amp;search_pageview_id=8d0a8e478c610aed&amp;ac_meta=GhA4ZDBhOGU0NzhjNjEwYWVkIAAoATICZXM6ClJpbyBDdWFydG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Capilla Del Monte</text:p>
          </table:table-cell>
          <table:table-cell office:value-type="string" calcext:value-type="string">
            <text:p>https://www.booking.com/searchresults.es.html?ss=Capilla+del+Monte%2C+Provincia+de+C%C3%B3rdoba%2C+Argentina&amp;ssne=R%C3%ADo+Cuarto&amp;ssne_untouched=R%C3%ADo+Cuart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0418&amp;dest_type=city&amp;ac_position=0&amp;ac_click_type=b&amp;ac_langcode=es&amp;ac_suggestion_list_length=5&amp;search_selected=true&amp;search_pageview_id=04198e4c2f9804b6&amp;ac_meta=GhAwNDE5OGU0YzJmOTgwNGI2IAAoATICZXM6EUNhcGlsbGEgZGVsIE1vbnRl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Mina Clavero</text:p>
          </table:table-cell>
          <table:table-cell office:value-type="string" calcext:value-type="string">
            <text:p>https://www.booking.com/searchresults.es.html?ss=Mina+Clavero%2C+Provincia+de+C%C3%B3rdoba%2C+Argentina&amp;ssne=Capilla+del+Monte&amp;ssne_untouched=Capilla+del+Mont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4099&amp;dest_type=city&amp;ac_position=0&amp;ac_click_type=b&amp;ac_langcode=es&amp;ac_suggestion_list_length=5&amp;search_selected=true&amp;search_pageview_id=5f628e52bf2302fc&amp;ac_meta=GhA1ZjYyOGU1MmJmMjMwMmZjIAAoATICZXM6DE1pbmEgQ2xhdmVyb0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La Falda</text:p>
          </table:table-cell>
          <table:table-cell office:value-type="string" calcext:value-type="string">
            <text:p>https://www.booking.com/searchresults.es.html?ss=La+Falda%2C+Provincia+de+C%C3%B3rdoba%2C+Argentina&amp;ssne=La+Falda&amp;ssne_untouched=La+Fald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5068&amp;dest_type=city&amp;ac_position=0&amp;ac_click_type=b&amp;ac_langcode=es&amp;ac_suggestion_list_length=5&amp;search_selected=true&amp;search_pageview_id=fd628e5de8fe00a0&amp;ac_meta=GhBmZDYyOGU1ZGU4ZmUwMGEwIAAoATICZXM6CExhIEZhbGR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Cosquin</text:p>
          </table:table-cell>
          <table:table-cell office:value-type="string" calcext:value-type="string">
            <text:p>https://www.booking.com/searchresults.es.html?ss=Cosqu%C3%ADn%2C+Provincia+de+C%C3%B3rdoba%2C+Argentina&amp;ssne=La+Falda&amp;ssne_untouched=La+Fald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3749&amp;dest_type=city&amp;ac_position=0&amp;ac_click_type=b&amp;ac_langcode=es&amp;ac_suggestion_list_length=5&amp;search_selected=true&amp;search_pageview_id=e9828e6002c30202&amp;ac_meta=GhBlOTgyOGU2MDAyYzMwMjAyIAAoATICZXM6B0Nvc3F1aW5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Villa Yacanto</text:p>
          </table:table-cell>
          <table:table-cell office:value-type="string" calcext:value-type="string">
            <text:p>https://www.booking.com/searchresults.es.html?ss=Villa+Yacanto%2C+Provincia+de+C%C3%B3rdoba%2C+Argentina&amp;ssne=Cosqu%C3%ADn&amp;ssne_untouched=Cosqu%C3%AD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9169&amp;dest_type=city&amp;ac_position=0&amp;ac_click_type=b&amp;ac_langcode=es&amp;ac_suggestion_list_length=5&amp;search_selected=true&amp;search_pageview_id=b7cb8e66804602ed&amp;ac_meta=GhBiN2NiOGU2NjgwNDYwMmVkIAAoATICZXM6C1ZpbGxhIFlhY2Fu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ordoba</text:p>
          </table:table-cell>
          <table:table-cell office:value-type="string" calcext:value-type="string">
            <text:p>El Durazno</text:p>
          </table:table-cell>
          <table:table-cell office:value-type="string" calcext:value-type="string">
            <text:p>https://www.booking.com/searchresults.es.html?ss=El+Durazno%2C+Provincia+de+C%C3%B3rdoba%2C+Argentina&amp;ssne=Villa+Yacanto&amp;ssne_untouched=Villa+Yacanto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53003&amp;dest_type=city&amp;ac_position=0&amp;ac_click_type=b&amp;ac_langcode=es&amp;ac_suggestion_list_length=5&amp;search_selected=true&amp;search_pageview_id=4e598e6c01af016d&amp;ac_meta=GhA0ZTU5OGU2YzAxYWYwMTZkIAAoATICZXM6CkVsIER1cmF6bm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La Rioja</text:p>
          </table:table-cell>
          <table:table-cell office:value-type="string" calcext:value-type="string">
            <text:p>https://www.booking.com/searchresults.es.html?ss=La+Rioja%2C+Provincia+de+La+Rioja%2C+Argentina&amp;ssne=El+Durazno&amp;ssne_untouched=El+Durazn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8095&amp;dest_type=city&amp;ac_position=0&amp;ac_click_type=b&amp;ac_langcode=es&amp;ac_suggestion_list_length=5&amp;search_selected=true&amp;search_pageview_id=f96c8e71338b0222&amp;ac_meta=GhBmOTZjOGU3MTMzOGIwMjIyIAAoATICZXM6CExhIFJpb2p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office:value-type="string" calcext:value-type="string">
            <text:p>Tampalaya</text:p>
          </table:table-cell>
          <table:table-cell office:value-type="string" calcext:value-type="string">
            <text:p>https://www.booking.com/searchresults.es.html?ss=Talampaya%2C+La+Rioja%2C+Argentina&amp;ssne=La+Rioja&amp;ssne_untouched=La+Rioja&amp;label=gen173nr-1FCAEoggI46AdIM1gEaAyIAQGYAQq4ARnIAQ_YAQHoAQH4AQuIAgGoAgO4Av-brZ0GwAIB0gIkZmZhYmJkODYtNGE1Ny00ZGU0LWI0YTQtZTlmNWRmMTZjNjFk2AIG4AIB&amp;sid=4272aaeccf277faff0a2d20e857d76d5&amp;aid=304142&amp;lang=es&amp;sb=1&amp;src_elem=sb&amp;src=searchresults&amp;dest_id=Eh5UYWxhbXBheWEsIExhIFJpb2phLCBBcmdlbnRpbmEiLiosChQKEgn1V6l1QdonlBFY6iHC1asDZRIUChIJ5feWM4fZJ5QRysdyiTScHD4&amp;dest_type=region&amp;place_id=Eh5UYWxhbXBheWEsIExhIFJpb2phLCBBcmdlbnRpbmEiLiosChQKEgn1V6l1QdonlBFY6iHC1asDZRIUChIJ5feWM4fZJ5QRysdyiTScHD4&amp;latitude=-29.406231&amp;longitude=-66.8351584&amp;ac_position=0&amp;ac_click_type=g&amp;ac_langcode=es&amp;ac_suggestion_list_length=5&amp;search_selected=true&amp;search_pageview_id=12878e7870ee01c3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office:value-type="string" calcext:value-type="string">
            <text:p>Chilecito</text:p>
          </table:table-cell>
          <table:table-cell office:value-type="string" calcext:value-type="string">
            <text:p>https://www.booking.com/searchresults.es.html?ss=Chilecito%2C+Provincia+de+La+Rioja%2C+Argentina&amp;ssne=Talampaya%2C+La+Rioja%2C+Argentina&amp;ssne_untouched=Talampaya%2C+La+Rioja%2C+Argentin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2036&amp;dest_type=city&amp;ac_position=0&amp;ac_click_type=b&amp;ac_langcode=es&amp;ac_suggestion_list_length=5&amp;search_selected=true&amp;search_pageview_id=4b6a8e7ef16a040a&amp;ac_meta=GhA0YjZhOGU3ZWYxNmEwNDBhIAAoATICZXM6CUNoaWxlY2l0b0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La Rioja</text:p>
          </table:table-cell>
          <table:table-cell office:value-type="string" calcext:value-type="string">
            <text:p>Villa Union</text:p>
          </table:table-cell>
          <table:table-cell office:value-type="string" calcext:value-type="string">
            <text:p>https://www.booking.com/searchresults.es.html?ss=Villa+Uni%C3%B3n%2C+Provincia+de+La+Rioja%2C+Argentina&amp;ssne=Chilecito&amp;ssne_untouched=Chilecit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9155&amp;dest_type=city&amp;ac_position=0&amp;ac_click_type=b&amp;ac_langcode=es&amp;ac_suggestion_list_length=5&amp;search_selected=true&amp;search_pageview_id=dda38e83e5710073&amp;ac_meta=GhBkZGEzOGU4M2U1NzEwMDczIAAoATICZXM6C1ZpbGxhIFVuaW9u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San Juan</text:p>
          </table:table-cell>
          <table:table-cell office:value-type="string" calcext:value-type="string">
            <text:p>https://www.booking.com/searchresults.es.html?ss=San+Juan%2C+Provincia+de+San+Juan%2C+Argentina&amp;ssne=Villa+Uni%C3%B3n&amp;ssne_untouched=Villa+Uni%C3%B3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3034&amp;dest_type=city&amp;ac_position=0&amp;ac_click_type=b&amp;ac_langcode=es&amp;ac_suggestion_list_length=5&amp;search_selected=true&amp;search_pageview_id=e0268e88b27a0c40&amp;ac_meta=GhBlMDI2OGU4OGIyN2EwYzQwIAAoATICZXM6CFNhbiBKdWFu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Barreal</text:p>
          </table:table-cell>
          <table:table-cell office:value-type="string" calcext:value-type="string">
            <text:p>https://www.booking.com/searchresults.es.html?ss=Barreal%2C+Provincia+de+San+Juan%2C+Argentina&amp;ssne=San+Juan&amp;ssne_untouched=San+Jua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78065&amp;dest_type=city&amp;ac_position=0&amp;ac_click_type=b&amp;ac_langcode=es&amp;ac_suggestion_list_length=5&amp;search_selected=true&amp;search_pageview_id=b3908e8d159d04e8&amp;ac_meta=GhBiMzkwOGU4ZDE1OWQwNGU4IAAoATICZXM6B0JhcnJlYWx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Villa San Agustin</text:p>
          </table:table-cell>
          <table:table-cell office:value-type="string" calcext:value-type="string">
            <text:p>https://www.booking.com/searchresults.es.html?ss=Villa+San+Agust%C3%ADn%2C+San+Juan+Province%2C+Argentinien&amp;ssne=Barreal&amp;ssne_untouched=Barreal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1599&amp;dest_type=city&amp;ac_position=0&amp;ac_click_type=b&amp;ac_langcode=de&amp;ac_suggestion_list_length=5&amp;search_selected=true&amp;search_pageview_id=c69f8e929f660d8b&amp;ac_meta=GhBjNjlmOGU5MjlmNjYwZDhiIAAoATICZGU6EVZpbGxhIFNhbiBBZ3VzdGlu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Juan</text:p>
          </table:table-cell>
          <table:table-cell office:value-type="string" calcext:value-type="string">
            <text:p>Calingasta</text:p>
          </table:table-cell>
          <table:table-cell office:value-type="string" calcext:value-type="string">
            <text:p>https://www.booking.com/searchresults.es.html?ss=Calingasta%2C+Provincia+de+San+Juan%2C+Argentina&amp;ssne=San+Agust%C3%ADn+de+Valle+F%C3%A9rtil&amp;ssne_untouched=San+Agust%C3%ADn+de+Valle+F%C3%A9rtil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79687&amp;dest_type=city&amp;ac_position=0&amp;ac_click_type=b&amp;ac_langcode=es&amp;ac_suggestion_list_length=3&amp;search_selected=true&amp;search_pageview_id=34a18e98335b00ab&amp;ac_meta=GhAzNGExOGU5ODMzNWIwMGFiIAAoATICZXM6CkNhbGluZ2FzdGF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Mendoza</text:p>
          </table:table-cell>
          <table:table-cell office:value-type="string" calcext:value-type="string">
            <text:p>https://www.booking.com/searchresults.es.html?ss=Mendoza%2C+Provincia+de+Mendoza%2C+Argentina&amp;ssne=Calingasta&amp;ssne_untouched=Calingast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3869&amp;dest_type=city&amp;ac_position=0&amp;ac_click_type=b&amp;ac_langcode=es&amp;ac_suggestion_list_length=5&amp;search_selected=true&amp;search_pageview_id=71f08e9ecb5f02ec&amp;ac_meta=GhA3MWYwOGU5ZWNiNWYwMmVjIAAoATICZXM6B01lbmRvemF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https://www.booking.com/searchresults.es.html?ss=San+Rafael%2C+Provincia+de+Mendoza%2C+Argentina&amp;ssne=Mendoza&amp;ssne_untouched=Mendoz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3899&amp;dest_type=city&amp;ac_position=0&amp;ac_click_type=b&amp;ac_langcode=es&amp;ac_suggestion_list_length=5&amp;search_selected=true&amp;search_pageview_id=5a1c8ea364be059c&amp;ac_meta=GhA1YTFjOGVhMzY0YmUwNTljIAAoATICZXM6ClNhbiBSYWZhZWx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Cacheuta</text:p>
          </table:table-cell>
          <table:table-cell office:value-type="string" calcext:value-type="string">
            <text:p>https://www.booking.com/searchresults.es.html?ss=Termas+de+Cacheuta%2C+Cacheuta%2C+Provincia+de+Mendoza%2C+Argentina&amp;ssne=San+Rafael&amp;ssne_untouched=San+Rafael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70844&amp;dest_type=landmark&amp;ac_position=0&amp;ac_click_type=b&amp;ac_langcode=es&amp;ac_suggestion_list_length=5&amp;search_selected=true&amp;search_pageview_id=d62b8ea859e6026f&amp;ac_meta=GhBkNjJiOGVhODU5ZTYwMjZmIAAoATICZXM6B0NhY2hldXR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Mendoza</text:p>
          </table:table-cell>
          <table:table-cell office:value-type="string" calcext:value-type="string">
            <text:p>Malargue</text:p>
          </table:table-cell>
          <table:table-cell office:value-type="string" calcext:value-type="string">
            <text:p>https://www.booking.com/searchresults.es.html?ss=Malarg%C3%BCe%2C+Provincia+de+Mendoza%2C+Argentina&amp;ssne=Termas+de+Cacheuta&amp;ssne_untouched=Termas+de+Cacheut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2891&amp;dest_type=city&amp;ac_position=0&amp;ac_click_type=b&amp;ac_langcode=es&amp;ac_suggestion_list_length=5&amp;search_selected=true&amp;search_pageview_id=dc578eaf2d000630&amp;ac_meta=GhBkYzU3OGVhZjJkMDAwNjMwIAAoATICZXM6Bk1hbGFyZ0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Ciudad De San Luis</text:p>
          </table:table-cell>
          <table:table-cell office:value-type="string" calcext:value-type="string">
            <text:p>https://www.booking.com/searchresults.es.html?ss=San+Luis%2C+Provincia+de+San+Luis%2C+Argentina&amp;ssne=Malarg%C3%BCe&amp;ssne_untouched=Malarg%C3%BC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3301&amp;dest_type=city&amp;ac_position=0&amp;ac_click_type=b&amp;ac_langcode=es&amp;ac_suggestion_list_length=5&amp;search_selected=true&amp;search_pageview_id=d3498eb6862c014a&amp;ac_meta=GhBkMzQ5OGViNjg2MmMwMTRhIAAoATICZXM6CFNhbiBMdWlz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Merlo</text:p>
          </table:table-cell>
          <table:table-cell office:value-type="string" calcext:value-type="string">
            <text:p>https://www.booking.com/searchresults.es.html?ss=Merlo%2C+Provincia+de+San+Luis%2C+Argentina&amp;ssne=San+Luis&amp;ssne_untouched=San+Lui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3933&amp;dest_type=city&amp;ac_position=0&amp;ac_click_type=b&amp;ac_langcode=es&amp;ac_suggestion_list_length=5&amp;search_selected=true&amp;search_pageview_id=42c08ebc880f02db&amp;ac_meta=GhA0MmMwOGViYzg4MGYwMmRiIAAoATICZXM6BU1lcmxv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Villa Mercedes</text:p>
          </table:table-cell>
          <table:table-cell office:value-type="string" calcext:value-type="string">
            <text:p>https://www.booking.com/searchresults.es.html?ss=Villa+Mercedes%2C+Provincia+de+San+Luis%2C+Argentina&amp;ssne=Merlo&amp;ssne_untouched=Merl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9052&amp;dest_type=city&amp;ac_position=0&amp;ac_click_type=b&amp;ac_langcode=es&amp;ac_suggestion_list_length=5&amp;search_selected=true&amp;search_pageview_id=01708ec4540702b3&amp;ac_meta=GhAwMTcwOGVjNDU0MDcwMmIzIAAoATICZXM6DFZpbGxhIE1lcmNlZ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Potrero Los Funes</text:p>
          </table:table-cell>
          <table:table-cell office:value-type="string" calcext:value-type="string">
            <text:p>https://www.booking.com/searchresults.es.html?ss=Potrero+de+los+Funes%2C+Provincia+de+San+Luis%2C+Argentina&amp;ssne=Villa+Mercedes&amp;ssne_untouched=Villa+Mercede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8556&amp;dest_type=city&amp;ac_position=0&amp;ac_click_type=b&amp;ac_langcode=es&amp;ac_suggestion_list_length=5&amp;search_selected=true&amp;search_pageview_id=4b6a8eca3bd101b8&amp;ac_meta=GhA0YjZhOGVjYTNiZDEwMWI4IAAoATICZXM6D1BvdHJlcm8gTG9zIEZ1bk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Trapiche</text:p>
          </table:table-cell>
          <table:table-cell office:value-type="string" calcext:value-type="string">
            <text:p>https://www.booking.com/searchresults.es.html?ss=El+Trapiche%2C+Provincia+de+San+Luis%2C+Argentina&amp;ssne=Potrero+de+los+Funes&amp;ssne_untouched=Potrero+de+los+Fune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7520&amp;dest_type=city&amp;ac_position=0&amp;ac_click_type=b&amp;ac_langcode=es&amp;ac_suggestion_list_length=5&amp;search_selected=true&amp;search_pageview_id=c8568ece0807001f&amp;ac_meta=GhBjODU2OGVjZTA4MDcwMDFmIAAoATICZXM6CFRyYXBpY2hl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 Luis</text:p>
          </table:table-cell>
          <table:table-cell office:value-type="string" calcext:value-type="string">
            <text:p>La Punta</text:p>
          </table:table-cell>
          <table:table-cell office:value-type="string" calcext:value-type="string">
            <text:p>https://www.booking.com/searchresults.es.html?ss=La+Punta%2C+Provincia+de+San+Luis%2C+Argentina&amp;ssne=El+Trapiche&amp;ssne_untouched=El+Trapiche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54211&amp;dest_type=city&amp;ac_position=0&amp;ac_click_type=b&amp;ac_langcode=es&amp;ac_suggestion_list_length=5&amp;search_selected=true&amp;search_pageview_id=12878ed4787c022d&amp;ac_meta=GhAxMjg3OGVkNDc4N2MwMjJkIAAoATICZXM6CExhIFB1bnR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https://www.booking.com/searchresults.es.html?ss=Santa+Rosa%2C+La+Pampa%2C+Argentina&amp;ssne=General+Pico&amp;ssne_untouched=General+Pic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4920&amp;dest_type=city&amp;ac_position=0&amp;ac_click_type=b&amp;ac_langcode=es&amp;ac_suggestion_list_length=5&amp;search_selected=true&amp;search_pageview_id=38a48ee0884b0080&amp;ac_meta=GhAzOGE0OGVlMDg4NGIwMDgwIAAoATICZXM6CExhIFBhbXB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La Pampa</text:p>
          </table:table-cell>
          <table:table-cell office:value-type="string" calcext:value-type="string">
            <text:p>Varias</text:p>
          </table:table-cell>
          <table:table-cell office:value-type="string" calcext:value-type="string">
            <text:p>https://www.booking.com/searchresults.es.html?ss=La+Pampa%2C+Argentina&amp;ssne=Santa+Rosa&amp;ssne_untouched=Santa+Rosa&amp;label=gen173nr-1FCAEoggI46AdIM1gEaAyIAQGYAQq4ARnIAQ_YAQHoAQH4AQuIAgGoAgO4Av-brZ0GwAIB0gIkZmZhYmJkODYtNGE1Ny00ZGU0LWI0YTQtZTlmNWRmMTZjNjFk2AIG4AIB&amp;sid=4272aaeccf277faff0a2d20e857d76d5&amp;aid=304142&amp;lang=es&amp;sb=1&amp;src_elem=sb&amp;src=searchresults&amp;dest_id=3625&amp;dest_type=region&amp;ac_position=0&amp;ac_click_type=b&amp;ac_langcode=es&amp;ac_suggestion_list_length=5&amp;search_selected=true&amp;search_pageview_id=732c8eeb6ed6025b&amp;ac_meta=GhA3MzJjOGVlYjZlZDYwMjViIAAoATICZXM6CExhIHBhbXB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Mar Del Plata</text:p>
          </table:table-cell>
          <table:table-cell office:value-type="string" calcext:value-type="string">
            <text:p>https://www.booking.com/searchresults.es.html?ss=Mar+del+Plata%2C+Provincia+de+Buenos+Aires%2C+Argentina&amp;ssne=La+Pampa&amp;ssne_untouched=La+Pamp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3243&amp;dest_type=city&amp;ac_position=0&amp;ac_click_type=b&amp;ac_langcode=es&amp;ac_suggestion_list_length=5&amp;search_selected=true&amp;search_pageview_id=00bd8ef87f81031f&amp;ac_meta=GhAwMGJkOGVmODdmODEwMzFmIAAoATICZXM6C01hciBEZWwgUGx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La Plata</text:p>
          </table:table-cell>
          <table:table-cell office:value-type="string" calcext:value-type="string">
            <text:p>https://www.booking.com/searchresults.es.html?ss=La+Plata%2C+Provincia+de+Buenos+Aires%2C+Argentina&amp;ssne=Mar+del+Plata&amp;ssne_untouched=Mar+del+Plat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7540&amp;dest_type=city&amp;ac_position=0&amp;ac_click_type=b&amp;ac_langcode=es&amp;ac_suggestion_list_length=5&amp;search_selected=true&amp;search_pageview_id=bbae8f02e3fe0325&amp;ac_meta=GhBiYmFlOGYwMmUzZmUwMzI1IAAoATICZXM6CExhIFBsYXRh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Tigre</text:p>
          </table:table-cell>
          <table:table-cell office:value-type="string" calcext:value-type="string">
            <text:p>https://www.booking.com/searchresults.es.html?ss=Delta+tigre%2C+Tigre%2C+Provincia+de+Buenos+Aires%2C+Argentina&amp;ssne=La+Plata&amp;ssne_untouched=La+Plata&amp;label=gen173nr-1FCAEoggI46AdIM1gEaAyIAQGYAQq4ARnIAQ_YAQHoAQH4AQuIAgGoAgO4Av-brZ0GwAIB0gIkZmZhYmJkODYtNGE1Ny00ZGU0LWI0YTQtZTlmNWRmMTZjNjFk2AIG4AIB&amp;sid=4272aaeccf277faff0a2d20e857d76d5&amp;aid=304142&amp;lang=es&amp;sb=1&amp;src_elem=sb&amp;src=searchresults&amp;dest_id=2525062&amp;dest_type=hotel&amp;ac_position=0&amp;ac_click_type=b&amp;ac_langcode=es&amp;ac_suggestion_list_length=5&amp;search_selected=true&amp;search_pageview_id=ae0a8f0798ef0245&amp;ac_meta=GhBhZTBhOGYwNzk4ZWYwMjQ1IAAoATICZXM6BVRpZ3Jl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aba</text:p>
          </table:table-cell>
          <table:table-cell office:value-type="string" calcext:value-type="string">
            <text:p>https://www.booking.com/searchresults.es.html?ss=Buenos+Aires%2C+Argentina&amp;ssne=Tigre&amp;ssne_untouched=Tigr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79186&amp;dest_type=city&amp;ac_position=0&amp;ac_click_type=b&amp;ac_langcode=es&amp;ac_suggestion_list_length=5&amp;search_selected=true&amp;search_pageview_id=18798f0bfb810357&amp;ac_meta=GhAxODc5OGYwYmZiODEwMzU3IAAoATICZXM6DUNpdWRhZCBBdXRvbm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Bahia Blanca</text:p>
          </table:table-cell>
          <table:table-cell office:value-type="string" calcext:value-type="string">
            <text:p>https://www.booking.com/searchresults.es.html?ss=Bah%C3%ADa+Blanca%2C+Provincia+de+Buenos+Aires%2C+Argentina&amp;ssne=Buenos+Aires&amp;ssne_untouched=Buenos+Aire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77594&amp;dest_type=city&amp;ac_position=0&amp;ac_click_type=b&amp;ac_langcode=es&amp;ac_suggestion_list_length=5&amp;search_selected=true&amp;search_pageview_id=30858f148cfe01e6&amp;ac_meta=GhAzMDg1OGYxNDhjZmUwMWU2IAAoATICZXM6C0JhaGlhIEJsYW5j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San Antonio De Areco</text:p>
          </table:table-cell>
          <table:table-cell office:value-type="string" calcext:value-type="string">
            <text:p>https://www.booking.com/searchresults.es.html?ss=San+Antonio+de+Areco%2C+Provincia+de+Buenos+Aires%2C+Argentina&amp;ssne=Bah%C3%ADa+Blanca&amp;ssne_untouched=Bah%C3%ADa+Blanc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1852&amp;dest_type=city&amp;ac_position=1&amp;ac_click_type=b&amp;ac_langcode=es&amp;ac_suggestion_list_length=5&amp;search_selected=true&amp;search_pageview_id=5e0a8f1aca8902b7&amp;ac_meta=GhA1ZTBhOGYxYWNhODkwMmI3IAEoATICZXM6C1NhbiBBbnRvbmlv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Pinamar</text:p>
          </table:table-cell>
          <table:table-cell office:value-type="string" calcext:value-type="string">
            <text:p>https://www.booking.com/searchresults.es.html?ss=Pinamar%2C+Provincia+de+Buenos+Aires%2C+Argentina&amp;ssne=San+Antonio+de+Areco&amp;ssne_untouched=San+Antonio+de+Arec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7980&amp;dest_type=city&amp;ac_position=0&amp;ac_click_type=b&amp;ac_langcode=es&amp;ac_suggestion_list_length=5&amp;search_selected=true&amp;search_pageview_id=1ecb8f20663d026b&amp;ac_meta=GhAxZWNiOGYyMDY2M2QwMjZiIAAoATICZXM6B1BpbmFtYXJ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Tandil</text:p>
          </table:table-cell>
          <table:table-cell office:value-type="string" calcext:value-type="string">
            <text:p>https://www.booking.com/searchresults.es.html?ss=Tandil%2C+Provincia+de+Buenos+Aires%2C+Argentina&amp;ssne=Pinamar&amp;ssne_untouched=Pinamar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6610&amp;dest_type=city&amp;ac_position=0&amp;ac_click_type=b&amp;ac_langcode=es&amp;ac_suggestion_list_length=5&amp;search_selected=true&amp;search_pageview_id=6b0a8f25df110306&amp;ac_meta=GhA2YjBhOGYyNWRmMTEwMzA2IAAoATICZXM6BlRhbmRpb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San Isidro</text:p>
          </table:table-cell>
          <table:table-cell office:value-type="string" calcext:value-type="string">
            <text:p>https://www.booking.com/searchresults.es.html?ss=San+Isidro%2C+Provincia+de+Buenos+Aires%2C+Argentina&amp;ssne=Tandil&amp;ssne_untouched=Tandil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2598&amp;dest_type=city&amp;ac_position=0&amp;ac_click_type=b&amp;ac_langcode=es&amp;ac_suggestion_list_length=5&amp;search_selected=true&amp;search_pageview_id=82438f29ad0800ba&amp;ac_meta=GhA4MjQzOGYyOWFkMDgwMGJhIAAoATICZXM6ClNhbiBJc2lkcm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Carilo</text:p>
          </table:table-cell>
          <table:table-cell office:value-type="string" calcext:value-type="string">
            <text:p>https://www.booking.com/searchresults.es.html?ss=Caril%C3%B3%2C+Provincia+de+Buenos+Aires%2C+Argentina&amp;ssne=San+Isidro&amp;ssne_untouched=San+Isidro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40418&amp;dest_type=city&amp;ac_position=0&amp;ac_click_type=b&amp;ac_langcode=es&amp;ac_suggestion_list_length=5&amp;search_selected=true&amp;search_pageview_id=3fbf8f2e5de100a5&amp;ac_meta=GhAzZmJmOGYyZTVkZTEwMGE1IAAoATICZXM6BkNhcmlsb0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Lujan</text:p>
          </table:table-cell>
          <table:table-cell office:value-type="string" calcext:value-type="string">
            <text:p>https://www.booking.com/searchresults.es.html?ss=Luj%C3%A1n%2C+Provincia+de+Buenos+Aires%2C+Argentina&amp;ssne=Luj%C3%A1n&amp;ssne_untouched=Luj%C3%A1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2609&amp;dest_type=city&amp;ac_position=0&amp;ac_click_type=b&amp;ac_langcode=es&amp;ac_suggestion_list_length=5&amp;search_selected=true&amp;search_pageview_id=1f7e8f382eb30369&amp;ac_meta=GhAxZjdlOGYzODJlYjMwMzY5IAAoATICZXM6Bkx1asOhbk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Buenos Aires</text:p>
          </table:table-cell>
          <table:table-cell office:value-type="string" calcext:value-type="string">
            <text:p>Necochea</text:p>
          </table:table-cell>
          <table:table-cell office:value-type="string" calcext:value-type="string">
            <text:p>https://www.booking.com/searchresults.es.html?ss=Necochea%2C+Provincia+de+Buenos+Aires%2C+Argentina&amp;ssne=Luj%C3%A1n&amp;ssne_untouched=Luj%C3%A1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5197&amp;dest_type=city&amp;ac_position=0&amp;ac_click_type=b&amp;ac_langcode=es&amp;ac_suggestion_list_length=5&amp;search_selected=true&amp;search_pageview_id=47f48f3f99ce01d7&amp;ac_meta=GhA0N2Y0OGYzZjk5Y2UwMWQ3IAAoATICZXM6B05lY29jaGV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San Martin De Los Andes</text:p>
          </table:table-cell>
          <table:table-cell office:value-type="string" calcext:value-type="string">
            <text:p>https://www.booking.com/searchresults.es.html?ss=San+Mart%C3%ADn+de+los+Andes%2C+Neuqu%C3%A9n+Province%2C+Argentina&amp;ssne=Necochea&amp;ssne_untouched=Necoche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3487&amp;dest_type=city&amp;ac_position=0&amp;ac_click_type=b&amp;ac_langcode=es&amp;ac_suggestion_list_length=5&amp;search_selected=true&amp;search_pageview_id=10e28f5ba3b6003b&amp;ac_meta=GhAxMGUyOGY1YmEzYjYwMDNiIAAoATICZXM6ClNhbiBNYXJ0aW5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Villa La Angostura</text:p>
          </table:table-cell>
          <table:table-cell office:value-type="string" calcext:value-type="string">
            <text:p>https://www.booking.com/searchresults.es.html?ss=Villa+La+Angostura%2C+Neuqu%C3%A9n+Province%2C+Argentina&amp;ssne=San+Mart%C3%ADn+de+los+Andes&amp;ssne_untouched=San+Mart%C3%ADn+de+los+Ande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8998&amp;dest_type=city&amp;ac_position=0&amp;ac_click_type=b&amp;ac_langcode=es&amp;ac_suggestion_list_length=5&amp;search_selected=true&amp;search_pageview_id=0cab8f6114d80bc6&amp;ac_meta=GhAwY2FiOGY2MTE0ZDgwYmM2IAAoATICZXM6DVZpbGxhIGxhIGFuZ2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table:number-columns-repeated="2" office:value-type="string" calcext:value-type="string">
            <text:p>Neuquen</text:p>
          </table:table-cell>
          <table:table-cell office:value-type="string" calcext:value-type="string">
            <text:p>https://www.booking.com/searchresults.es.html?ss=Neuqu%C3%A9n%2C+Neuqu%C3%A9n+Province%2C+Argentina&amp;ssne=Neuqu%C3%A9n&amp;ssne_untouched=Neuqu%C3%A9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5460&amp;dest_type=city&amp;ac_position=0&amp;ac_click_type=b&amp;ac_langcode=es&amp;ac_suggestion_list_length=5&amp;search_selected=true&amp;search_pageview_id=8f828f6ecdc2037f&amp;ac_meta=GhA4ZjgyOGY2ZWNkYzIwMzdmIAAoATICZXM6CU5ldXF1w6luL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Villa Traful</text:p>
          </table:table-cell>
          <table:table-cell office:value-type="string" calcext:value-type="string">
            <text:p>https://www.booking.com/searchresults.es.html?ss=Villa+Traful%2C+Neuqu%C3%A9n+Province%2C+Argentina&amp;ssne=Neuqu%C3%A9n&amp;ssne_untouched=Neuqu%C3%A9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9152&amp;dest_type=city&amp;ac_position=0&amp;ac_click_type=b&amp;ac_langcode=es&amp;ac_suggestion_list_length=5&amp;search_selected=true&amp;search_pageview_id=e2d98f78dcdf0181&amp;ac_meta=GhBlMmQ5OGY3OGRjZGYwMTgxIAAoATICZXM6ClZpbGxhIHRyYWZ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Neuquen</text:p>
          </table:table-cell>
          <table:table-cell office:value-type="string" calcext:value-type="string">
            <text:p>Plottier</text:p>
          </table:table-cell>
          <table:table-cell office:value-type="string" calcext:value-type="string">
            <text:p>https://www.booking.com/searchresults.es.html?ss=Plottier%2C+Neuqu%C3%A9n+Province%2C+Argentina&amp;ssne=Villa+Traful&amp;ssne_untouched=Villa+Traful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8253&amp;dest_type=city&amp;ac_position=0&amp;ac_click_type=b&amp;ac_langcode=es&amp;ac_suggestion_list_length=3&amp;search_selected=true&amp;search_pageview_id=d5bb8f98383f015c&amp;ac_meta=GhBkNWJiOGY5ODM4M2YwMTVjIAAoATICZXM6B1Bsb3R0ZXJAAUoIcGxvdHRpZXJQYw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San Carlos De Bariloche</text:p>
          </table:table-cell>
          <table:table-cell office:value-type="string" calcext:value-type="string">
            <text:p>https://www.booking.com/searchresults.es.html?ss=San+Carlos+de+Bariloche%2C+R%C3%ADo+Negro%2C+Argentina&amp;ssne=Plottier&amp;ssne_untouched=Plottier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2061&amp;dest_type=city&amp;ac_position=0&amp;ac_click_type=b&amp;ac_langcode=es&amp;ac_suggestion_list_length=5&amp;search_selected=true&amp;search_pageview_id=48048f9e1a75008c&amp;ac_meta=GhA0ODA0OGY5ZTFhNzUwMDhjIAAoATICZXM6ClNhbiBDYXJsb3N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El Bolson</text:p>
          </table:table-cell>
          <table:table-cell office:value-type="string" calcext:value-type="string">
            <text:p>https://www.booking.com/searchresults.es.html?ss=El+Bols%C3%B3n%2C+R%C3%ADo+Negro%2C+Argentina&amp;ssne=San+Carlos+de+Bariloche&amp;ssne_untouched=San+Carlos+de+Bariloch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5282&amp;dest_type=city&amp;ac_position=0&amp;ac_click_type=b&amp;ac_langcode=es&amp;ac_suggestion_list_length=5&amp;search_selected=true&amp;search_pageview_id=ca038fa7244d02c4&amp;ac_meta=GhBjYTAzOGZhNzI0NGQwMmM0IAAoATICZXM6CUVsIEJvbHNvbk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Las Grutas</text:p>
          </table:table-cell>
          <table:table-cell office:value-type="string" calcext:value-type="string">
            <text:p>https://www.booking.com/searchresults.es.html?ss=Las+Grutas%2C+R%C3%ADo+Negro%2C+Argentina&amp;ssne=El+Bols%C3%B3n&amp;ssne_untouched=El+Bols%C3%B3n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49848&amp;dest_type=city&amp;ac_position=0&amp;ac_click_type=b&amp;ac_langcode=es&amp;ac_suggestion_list_length=5&amp;search_selected=true&amp;search_pageview_id=88938fac6641007c&amp;ac_meta=GhA4ODkzOGZhYzY2NDEwMDdjIAAoATICZXM6B0xhcyBHcnV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Viedma</text:p>
          </table:table-cell>
          <table:table-cell office:value-type="string" calcext:value-type="string">
            <text:p>https://www.booking.com/searchresults.es.html?ss=Viedma%2C+Patagonia%2C+Argentina&amp;ssne=Las+Grutas&amp;ssne_untouched=Las+Gruta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8731&amp;dest_type=city&amp;ac_position=0&amp;ac_click_type=b&amp;ac_langcode=es&amp;ac_suggestion_list_length=5&amp;search_selected=true&amp;search_pageview_id=a1548fb393d102a5&amp;ac_meta=GhBhMTU0OGZiMzkzZDEwMmE1IAAoATICZXM6BlZpZWRtY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Cipolleti</text:p>
          </table:table-cell>
          <table:table-cell office:value-type="string" calcext:value-type="string">
            <text:p>https://www.booking.com/searchresults.es.html?ss=Cipolletti%2C+R%C3%ADo+Negro%2C+Argentina&amp;ssne=Viedma&amp;ssne_untouched=Viedm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2464&amp;dest_type=city&amp;ac_position=0&amp;ac_click_type=b&amp;ac_langcode=es&amp;ac_suggestion_list_length=5&amp;search_selected=true&amp;search_pageview_id=310f8fb8625805ae&amp;ac_meta=GhAzMTBmOGZiODYyNTgwNWFlIAAoATICZXM6BkNpcG9sb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office:value-type="string" calcext:value-type="string">
            <text:p>Playas Doradas</text:p>
          </table:table-cell>
          <table:table-cell office:value-type="string" calcext:value-type="string">
            <text:p>https://www.booking.com/searchresults.es.html?ss=Playas+Doradas%2C+R%C3%ADo+Negro%2C+Argentina&amp;ssne=Cipolletti&amp;ssne_untouched=Cipolletti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54704&amp;dest_type=city&amp;ac_position=0&amp;ac_click_type=b&amp;ac_langcode=es&amp;ac_suggestion_list_length=5&amp;search_selected=true&amp;search_pageview_id=10d88fc1708201dd&amp;ac_meta=GhAxMGQ4OGZjMTcwODIwMWRkIAAoATICZXM6BlBsYXlhc0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Peninsula Valdes</text:p>
          </table:table-cell>
          <table:table-cell office:value-type="string" calcext:value-type="string">
            <text:p>https://www.booking.com/searchresults.es.html?ss=Pen%C3%ADnsula+Vald%C3%A9s%2C+Argentina&amp;ssne=Playas+Doradas&amp;ssne_untouched=Playas+Doradas&amp;label=gen173nr-1FCAEoggI46AdIM1gEaAyIAQGYAQq4ARnIAQ_YAQHoAQH4AQuIAgGoAgO4Av-brZ0GwAIB0gIkZmZhYmJkODYtNGE1Ny00ZGU0LWI0YTQtZTlmNWRmMTZjNjFk2AIG4AIB&amp;sid=4272aaeccf277faff0a2d20e857d76d5&amp;aid=304142&amp;lang=es&amp;sb=1&amp;src_elem=sb&amp;src=searchresults&amp;dest_id=7495&amp;dest_type=region&amp;ac_position=1&amp;ac_click_type=b&amp;ac_langcode=es&amp;ac_suggestion_list_length=5&amp;search_selected=true&amp;search_pageview_id=ab4f8fc6709100e3&amp;ac_meta=GhBhYjRmOGZjNjcwOTEwMGUzIAEoATICZXM6DVBlbmluc3VsYSBWYWx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Puerto Madryn</text:p>
          </table:table-cell>
          <table:table-cell office:value-type="string" calcext:value-type="string">
            <text:p>https://www.booking.com/searchresults.es.html?ss=Puerto+Madryn%2C+Chubut%2C+Argentina&amp;ssne=Pen%C3%ADnsula+Vald%C3%A9s&amp;ssne_untouched=Pen%C3%ADnsula+Vald%C3%A9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9217&amp;dest_type=city&amp;ac_position=0&amp;ac_click_type=b&amp;ac_langcode=es&amp;ac_suggestion_list_length=5&amp;search_selected=true&amp;search_pageview_id=6e018fcfcb330161&amp;ac_meta=GhA2ZTAxOGZjZmNiMzMwMTYxIAAoATICZXM6C1B1ZXJ0byBNYWRy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Esquel</text:p>
          </table:table-cell>
          <table:table-cell office:value-type="string" calcext:value-type="string">
            <text:p>https://www.booking.com/searchresults.es.html?ss=Esquel%2C+Chubut%2C+Argentina&amp;ssne=Puerto+Madryn&amp;ssne_untouched=Puerto+Madry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8876&amp;dest_type=city&amp;ac_position=0&amp;ac_click_type=b&amp;ac_langcode=es&amp;ac_suggestion_list_length=5&amp;search_selected=true&amp;search_pageview_id=1cec8fd7088000a9&amp;ac_meta=GhAxY2VjOGZkNzA4ODAwMGE5IAAoATICZXM6BEVzcXV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Comodoro Rivadavia</text:p>
          </table:table-cell>
          <table:table-cell office:value-type="string" calcext:value-type="string">
            <text:p>https://www.booking.com/searchresults.es.html?ss=Comodoro+Rivadavia%2C+Chubut%2C+Argentina&amp;ssne=Esquel&amp;ssne_untouched=Esquel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3193&amp;dest_type=city&amp;ac_position=0&amp;ac_click_type=b&amp;ac_langcode=es&amp;ac_suggestion_list_length=5&amp;search_selected=true&amp;search_pageview_id=0e528fdcb5960234&amp;ac_meta=GhAwZTUyOGZkY2I1OTYwMjM0IAAoATICZXM6CENvbW9kb3Jv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table:style-name="ce3" office:value-type="string" calcext:value-type="string">
            <text:p>Trelew</text:p>
          </table:table-cell>
          <table:table-cell office:value-type="string" calcext:value-type="string">
            <text:p>https://www.booking.com/searchresults.es.html?ss=Trelew%2C+Chubut%2C+Argentina&amp;ssne=Comodoro+Rivadavia&amp;ssne_untouched=Comodoro+Rivadavi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7560&amp;dest_type=city&amp;ac_position=0&amp;ac_click_type=b&amp;ac_langcode=es&amp;ac_suggestion_list_length=5&amp;search_selected=true&amp;search_pageview_id=55c58fe152cb05ee&amp;ac_meta=GhA1NWM1OGZlMTUyY2IwNWVlIAAoATICZXM6BlRyZWxld0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table:style-name="ce3" office:value-type="string" calcext:value-type="string">
            <text:p>Chubut</text:p>
          </table:table-cell>
          <table:table-cell office:value-type="string" calcext:value-type="string">
            <text:p>https://www.booking.com/searchresults.es.html?ss=Chubut%2C+Argentina&amp;ssne=Trelew&amp;ssne_untouched=Trelew&amp;label=gen173nr-1FCAEoggI46AdIM1gEaAyIAQGYAQq4ARnIAQ_YAQHoAQH4AQuIAgGoAgO4Av-brZ0GwAIB0gIkZmZhYmJkODYtNGE1Ny00ZGU0LWI0YTQtZTlmNWRmMTZjNjFk2AIG4AIB&amp;sid=4272aaeccf277faff0a2d20e857d76d5&amp;aid=304142&amp;lang=es&amp;sb=1&amp;src_elem=sb&amp;src=searchresults&amp;dest_id=3622&amp;dest_type=region&amp;ac_position=0&amp;ac_click_type=b&amp;ac_langcode=es&amp;ac_suggestion_list_length=2&amp;search_selected=true&amp;search_pageview_id=c1ce8fe787c201bb&amp;ac_meta=GhBjMWNlOGZlNzg3YzIwMWJiIAAoATICZXM6BkNodWJ1dE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El Hoyo</text:p>
          </table:table-cell>
          <table:table-cell office:value-type="string" calcext:value-type="string">
            <text:p>https://www.booking.com/searchresults.es.html?ss=El+Hoyo%2C+Chubut%2C+Argentina&amp;ssne=Chubut&amp;ssne_untouched=Chubut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1280&amp;dest_type=city&amp;ac_position=0&amp;ac_click_type=b&amp;ac_langcode=es&amp;ac_suggestion_list_length=5&amp;search_selected=true&amp;search_pageview_id=055b8fed52370121&amp;ac_meta=GhAwNTViOGZlZDUyMzcwMTIxIAAoATICZXM6B0VsIEhveW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Chubut</text:p>
          </table:table-cell>
          <table:table-cell office:value-type="string" calcext:value-type="string">
            <text:p>Epuyen</text:p>
          </table:table-cell>
          <table:table-cell office:value-type="string" calcext:value-type="string">
            <text:p>https://www.booking.com/searchresults.es.html?ss=Epuy%C3%A9n%2C+Chubut%2C+Argentina&amp;ssne=El+Hoyo&amp;ssne_untouched=El+Hoy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8669&amp;dest_type=city&amp;ac_position=0&amp;ac_click_type=b&amp;ac_langcode=es&amp;ac_suggestion_list_length=5&amp;search_selected=true&amp;search_pageview_id=22b28ff31a1900b9&amp;ac_meta=GhAyMmIyOGZmMzFhMTkwMGI5IAAoATICZXM6BkVwdXllbk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erito Moreno</text:p>
          </table:table-cell>
          <table:table-cell office:value-type="string" calcext:value-type="string">
            <text:p>https://www.booking.com/searchresults.es.html?ss=Perito+Moreno%2C+Santa+Cruz%2C+Argentina&amp;ssne=Epuy%C3%A9n&amp;ssne_untouched=Epuy%C3%A9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7546&amp;dest_type=city&amp;ac_position=0&amp;ac_click_type=b&amp;ac_langcode=es&amp;ac_suggestion_list_length=5&amp;search_selected=true&amp;search_pageview_id=3ef18ff9739b0120&amp;ac_meta=GhAzZWYxOGZmOTczOWIwMTIwIAAoATICZXM6DVBlcml0byBNb3Jlbm9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El Calafate</text:p>
          </table:table-cell>
          <table:table-cell office:value-type="string" calcext:value-type="string">
            <text:p>https://www.booking.com/searchresults.es.html?ss=El+Calafate%2C+Santa+Cruz%2C+Argentina&amp;ssne=Perito+Moreno&amp;ssne_untouched=Perito+Moreno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85388&amp;dest_type=city&amp;ac_position=0&amp;ac_click_type=b&amp;ac_langcode=es&amp;ac_suggestion_list_length=5&amp;search_selected=true&amp;search_pageview_id=21309000f93f0369&amp;ac_meta=GhAyMTMwOTAwMGY5M2YwMzY5IAAoATICZXM6CUVsIENhbGFmY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El Chalten</text:p>
          </table:table-cell>
          <table:table-cell office:value-type="string" calcext:value-type="string">
            <text:p>https://www.booking.com/searchresults.es.html?ss=El+Chalt%C3%A9n%2C+Santa+Cruz%2C+Argentina&amp;ssne=Los+Glaciares+National+Park&amp;ssne_untouched=Los+Glaciares+National+Park&amp;label=gen173nr-1FCAEoggI46AdIM1gEaAyIAQGYAQq4ARnIAQ_YAQHoAQH4AQuIAgGoAgO4Av-brZ0GwAIB0gIkZmZhYmJkODYtNGE1Ny00ZGU0LWI0YTQtZTlmNWRmMTZjNjFk2AIG4AIB&amp;sid=4272aaeccf277faff0a2d20e857d76d5&amp;aid=304142&amp;lang=es&amp;sb=1&amp;src_elem=sb&amp;src=searchresults&amp;dest_id=900040411&amp;dest_type=city&amp;ac_position=0&amp;ac_click_type=b&amp;ac_langcode=es&amp;ac_suggestion_list_length=5&amp;search_selected=true&amp;search_pageview_id=dc4f9011d98c008f&amp;ac_meta=GhBkYzRmOTAxMWQ5OGMwMDhmIAAoATICZXM6CkVsIENoYWx0ZW5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Rio Gallegos</text:p>
          </table:table-cell>
          <table:table-cell office:value-type="string" calcext:value-type="string">
            <text:p>https://www.booking.com/searchresults.es.html?ss=R%C3%ADo+Gallegos%2C+Santa+Cruz%2C+Argentina&amp;ssne=El+Chalt%C3%A9n&amp;ssne_untouched=El+Chalt%C3%A9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0731&amp;dest_type=city&amp;ac_position=0&amp;ac_click_type=b&amp;ac_langcode=es&amp;ac_suggestion_list_length=5&amp;search_selected=true&amp;search_pageview_id=619e9015578802e7&amp;ac_meta=GhA2MTllOTAxNTU3ODgwMmU3IAAoATICZXM6ClJpbyBHYWxsZWd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Puerto San Julian</text:p>
          </table:table-cell>
          <table:table-cell office:value-type="string" calcext:value-type="string">
            <text:p>https://www.booking.com/searchresults.es.html?ss=Puerto+San+Juli%C3%A1n%2C+Santa+Cruz%2C+Argentina&amp;ssne=R%C3%ADo+Gallegos&amp;ssne_untouched=R%C3%ADo+Gallegos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09260&amp;dest_type=city&amp;ac_position=0&amp;ac_click_type=b&amp;ac_langcode=es&amp;ac_suggestion_list_length=3&amp;search_selected=true&amp;search_pageview_id=295a901eeec80040&amp;ac_meta=GhAyOTVhOTAxZWVlYzgwMDQwIAAoATICZXM6EVB1ZXJ0byBTYW4ganVsaWFu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aleta Olivia</text:p>
          </table:table-cell>
          <table:table-cell office:value-type="string" calcext:value-type="string">
            <text:p>https://www.booking.com/searchresults.es.html?ss=Caleta+Olivia%2C+Patagonia%2C+Argentina&amp;ssne=Puerto+San+Juli%C3%A1n&amp;ssne_untouched=Puerto+San+Juli%C3%A1n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79668&amp;dest_type=city&amp;ac_position=0&amp;ac_click_type=b&amp;ac_langcode=es&amp;ac_suggestion_list_length=5&amp;search_selected=true&amp;search_pageview_id=43889025e3b7013c&amp;ac_meta=GhA0Mzg4OTAyNWUzYjcwMTNjIAAoATICZXM6BkNhbGV0Y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Tierra Del Fuego</text:p>
          </table:table-cell>
          <table:table-cell office:value-type="string" calcext:value-type="string">
            <text:p>Ushuaia</text:p>
          </table:table-cell>
          <table:table-cell office:value-type="string" calcext:value-type="string">
            <text:p>https://www.booking.com/searchresults.es.html?ss=Ushuaia%2C+Tierra+del+Fuego%2C+Argentina&amp;ssne=Ushuaia&amp;ssne_untouched=Ushuai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8179&amp;dest_type=city&amp;ac_position=0&amp;ac_click_type=b&amp;ac_langcode=es&amp;ac_suggestion_list_length=5&amp;search_selected=true&amp;search_pageview_id=4b3290312d930503&amp;ac_meta=GhA0YjMyOTAzMTJkOTMwNTAzIAAoATICZXM6BlVzaHVhaUAASgBQAA%3D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Tierra Del Fuego</text:p>
          </table:table-cell>
          <table:table-cell office:value-type="string" calcext:value-type="string">
            <text:p>Rio Grande</text:p>
          </table:table-cell>
          <table:table-cell office:value-type="string" calcext:value-type="string">
            <text:p>https://www.booking.com/searchresults.es.html?ss=R%C3%ADo+Grande%2C+Tierra+del+Fuego%2C+Argentina&amp;ssne=Cerro+Castor%2C+Ushuaia%2C+Tierra+del+Fuego%2C+Argentina&amp;ssne_untouched=Cerro+Castor%2C+Ushuaia%2C+Tierra+del+Fuego%2C+Argentina&amp;label=gen173nr-1FCAEoggI46AdIM1gEaAyIAQGYAQq4ARnIAQ_YAQHoAQH4AQuIAgGoAgO4Av-brZ0GwAIB0gIkZmZhYmJkODYtNGE1Ny00ZGU0LWI0YTQtZTlmNWRmMTZjNjFk2AIG4AIB&amp;sid=4272aaeccf277faff0a2d20e857d76d5&amp;aid=304142&amp;lang=es&amp;sb=1&amp;src_elem=sb&amp;src=searchresults&amp;dest_id=-1010736&amp;dest_type=city&amp;ac_position=0&amp;ac_click_type=b&amp;ac_langcode=es&amp;ac_suggestion_list_length=5&amp;search_selected=true&amp;search_pageview_id=350c903e723f0016&amp;ac_meta=GhAzNTBjOTAzZTcyM2YwMDE2IAAoATICZXM6ClJpbyBHcmFuZGVAAEoAUAA%3D&amp;checkin=2023-03-15&amp;checkout=2023-03-20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Tierra Del Fuego</text:p>
          </table:table-cell>
          <table:table-cell office:value-type="string" calcext:value-type="string">
            <text:p>Tolhuin</text:p>
          </table:table-cell>
          <table:table-cell office:value-type="string" calcext:value-type="string">
            <text:p>https://www.booking.com/searchresults.es.html?ss=Tolhuin%2C+Tierra+del+Fuego%2C+Argentina&amp;ssne=R%C3%ADo+Grande&amp;ssne_untouched=R%C3%ADo+Grande&amp;label=gen173nr-1FCAEoggI46AdIM1gEaAyIAQGYAQq4ARnIAQ_YAQHoAQH4AQuIAgGoAgO4Av-brZ0GwAIB0gIkZmZhYmJkODYtNGE1Ny00ZGU0LWI0YTQtZTlmNWRmMTZjNjFk2AIG4AIB&amp;sid=4272aaeccf277faff0a2d20e857d76d5&amp;aid=304142&amp;lang=es&amp;sb=1&amp;src_elem=sb&amp;src=searchresults&amp;dest_id=-992378&amp;dest_type=city&amp;ac_position=1&amp;ac_click_type=b&amp;ac_langcode=es&amp;ac_suggestion_list_length=5&amp;search_selected=true&amp;search_pageview_id=b4b9904665ec0129&amp;ac_meta=GhBiNGI5OTA0NjY1ZWMwMTI5IAEoATICZXM6A1RvbEAASgBQAA%3D%3D&amp;checkin=2023-03-15&amp;checkout=2023-03-20&amp;group_adults=2&amp;no_rooms=1&amp;group_children=0&amp;sb_travel_purpose=leisure</text:p>
          </table:table-cell>
        </table:table-row>
        <table:table-row table:style-name="ro2">
          <table:table-cell table:style-name="ce6" office:value-type="string" calcext:value-type="string">
            <text:p>Tierra Del Fuego</text:p>
          </table:table-cell>
          <table:table-cell office:value-type="string" calcext:value-type="string">
            <text:p>Lago Escondido</text:p>
          </table:table-cell>
          <table:table-cell office:value-type="string" calcext:value-type="string">
            <text:p>https://www.booking.com/searchresults.es.html?ss=Lago+Escondido%2C+Ushuaia%2C+Tierra+del+Fuego%2C+Argentina&amp;ssne=Tolhuin&amp;ssne_untouched=Tolhuin&amp;label=gen173nr-1FCAEoggI46AdIM1gEaAyIAQGYAQq4ARnIAQ_YAQHoAQH4AQuIAgGoAgO4Av-brZ0GwAIB0gIkZmZhYmJkODYtNGE1Ny00ZGU0LWI0YTQtZTlmNWRmMTZjNjFk2AIG4AIB&amp;sid=4272aaeccf277faff0a2d20e857d76d5&amp;aid=304142&amp;lang=es&amp;sb=1&amp;src_elem=sb&amp;src=searchresults&amp;dest_id=260690&amp;dest_type=landmark&amp;ac_position=0&amp;ac_click_type=b&amp;ac_langcode=es&amp;ac_suggestion_list_length=3&amp;search_selected=true&amp;search_pageview_id=fd5a904d4ae601b5&amp;ac_meta=GhBmZDVhOTA0ZDRhZTYwMWI1IAAoATICZXM6C0xhZ28gRXNjb25kQABKAFAA&amp;checkin=2023-03-15&amp;checkout=2023-03-20&amp;group_adults=2&amp;no_rooms=1&amp;group_children=0&amp;sb_travel_purpose=leisure</text:p>
          </table:table-cell>
        </table:table-row>
        <table:table-row table:style-name="ro1">
          <table:table-cell/>
          <table:table-cell table:style-name="ce6"/>
          <table:table-cell/>
        </table:table-row>
      </table:table>
      <table:table table:name="Hoja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Provincia</text:p>
          </table:table-cell>
          <table:table-cell office:value-type="string" calcext:value-type="string">
            <text:p>Ciudad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San salvador de jujuy</text:p>
          </table:table-cell>
          <table:table-cell office:value-type="string" calcext:value-type="string">
            <text:p>https://www.booking.com/searchresults.es.html?label=gen173nr-1FCAEoggI46AdIM1gEaAyIAQGYAQq4ARnIAQ_YAQHoAQH4AQuIAgGoAgO4AsLlrJ0GwAIB0gIkYWE2YjYwNjUtY2M2Yi00Y2RiLWFmYjUtNzQwNjVlZTlhZjdk2AIG4AIB&amp;lang=es&amp;sid=4272aaeccf277faff0a2d20e857d76d5&amp;sb=1&amp;sb_lp=1&amp;src=index&amp;src_elem=sb&amp;error_url=https%3A%2F%2Fwww.booking.com%2Findex.es.html%3Flabel%3Dgen173nr-1FCAEoggI46AdIM1gEaAyIAQGYAQq4ARnIAQ_YAQHoAQH4AQuIAgGoAgO4AsLlrJ0GwAIB0gIkYWE2YjYwNjUtY2M2Yi00Y2RiLWFmYjUtNzQwNjVlZTlhZjdk2AIG4AIB%26sid%3D4272aaeccf277faff0a2d20e857d76d5%26sb_price_type%3Dtotal%26%26&amp;ss=San+Salvador+de+Jujuy%2C+Jujuy%2C+Argentina&amp;is_ski_area=&amp;ssne=Villa+La+Angostura&amp;ssne_untouched=Villa+La+Angostura&amp;checkin_year=2023&amp;checkin_month=2&amp;checkin_monthday=1&amp;checkout_year=2023&amp;checkout_month=2&amp;checkout_monthday=16&amp;group_adults=2&amp;group_children=0&amp;no_rooms=1&amp;b_h4u_keep_filters=&amp;from_sf=1&amp;search_pageview_id=1f087ea1fbf200d9&amp;ac_suggestion_list_length=5&amp;ac_suggestion_theme_list_length=0&amp;ac_position=0&amp;ac_langcode=es&amp;ac_click_type=b&amp;ac_meta=GhAxZjA4N2VhMWZiZjIwMGQ5IAAoATICZXM6BWp1anV5QABKAFAA&amp;dest_id=-1014053&amp;dest_type=city&amp;iata=JUJ&amp;place_id_lat=-24.1833&amp;place_id_lon=-65.3&amp;search_pageview_id=1f087ea1fbf200d9&amp;search_selected=true&amp;ss_raw=jujuy</text:p>
          </table:table-cell>
        </table:table-row>
        <table:table-row table:style-name="ro1">
          <table:table-cell office:value-type="string" calcext:value-type="string">
            <text:p>Jujuy</text:p>
          </table:table-cell>
          <table:table-cell office:value-type="string" calcext:value-type="string">
            <text:p>tilcara</text:p>
          </table:table-cell>
          <table:table-cell office:value-type="string" calcext:value-type="string">
            <text:p>https://www.booking.com/searchresults.es.html?ss=Tilcara%2C+Jujuy%2C+Argentina&amp;ssne=San+Salvador+de+Jujuy&amp;ssne_untouched=San+Salvador+de+Jujuy&amp;label=gen173nr-1FCAEoggI46AdIM1gEaAyIAQGYAQq4ARnIAQ_YAQHoAQH4AQuIAgGoAgO4AsLlrJ0GwAIB0gIkYWE2YjYwNjUtY2M2Yi00Y2RiLWFmYjUtNzQwNjVlZTlhZjdk2AIG4AIB&amp;sid=4272aaeccf277faff0a2d20e857d76d5&amp;aid=304142&amp;lang=es&amp;sb=1&amp;src_elem=sb&amp;src=searchresults&amp;dest_id=-1016953&amp;dest_type=city&amp;ac_position=0&amp;ac_click_type=b&amp;ac_langcode=es&amp;ac_suggestion_list_length=5&amp;search_selected=true&amp;search_pageview_id=8bf37eae6eea02c8&amp;ac_meta=GhA4YmYzN2VhZTZlZWEwMmM4IAAoATICZXM6BnRpbGNhckAASgBQAA%3D%3D&amp;checkin=2023-02-01&amp;checkout=2023-02-16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cafayate</text:p>
          </table:table-cell>
          <table:table-cell office:value-type="string" calcext:value-type="string">
            <text:p>https://www.booking.com/searchresults.es.html?ss=Cafayate%2C+Provincia+de+Salta%2C+Argentina&amp;ssne=Tilcara&amp;ssne_untouched=Tilcara&amp;label=gen173nr-1FCAEoggI46AdIM1gEaAyIAQGYAQq4ARnIAQ_YAQHoAQH4AQuIAgGoAgO4AsLlrJ0GwAIB0gIkYWE2YjYwNjUtY2M2Yi00Y2RiLWFmYjUtNzQwNjVlZTlhZjdk2AIG4AIB&amp;sid=4272aaeccf277faff0a2d20e857d76d5&amp;aid=304142&amp;lang=es&amp;sb=1&amp;src_elem=sb&amp;src=searchresults&amp;dest_id=-979526&amp;dest_type=city&amp;ac_position=0&amp;ac_click_type=b&amp;ac_langcode=es&amp;ac_suggestion_list_length=5&amp;search_selected=true&amp;search_pageview_id=8e787ebf1b030169&amp;ac_meta=GhA4ZTc4N2ViZjFiMDMwMTY5IAAoATICZXM6BmNhZmF5YUAASgBQAA%3D%3D&amp;checkin=2023-02-01&amp;checkout=2023-02-16&amp;group_adults=2&amp;no_rooms=1&amp;group_children=0&amp;sb_travel_purpose=leisure</text:p>
          </table:table-cell>
        </table:table-row>
        <table:table-row table:style-name="ro1">
          <table:table-cell office:value-type="string" calcext:value-type="string">
            <text:p>Salta</text:p>
          </table:table-cell>
          <table:table-cell office:value-type="string" calcext:value-type="string">
            <text:p>salta capital</text:p>
          </table:table-cell>
          <table:table-cell table:style-name="ce6" office:value-type="string" calcext:value-type="string">
            <text:p>https://www.booking.com/searchresults.es.html?ss=Salta%2C+Provincia+de+Salta%2C+Argentina&amp;ssne=Cafayate&amp;ssne_untouched=Cafayate&amp;label=gen173nr-1FCAEoggI46AdIM1gEaAyIAQGYAQq4ARnIAQ_YAQHoAQH4AQuIAgGoAgO4AsLlrJ0GwAIB0gIkYWE2YjYwNjUtY2M2Yi00Y2RiLWFmYjUtNzQwNjVlZTlhZjdk2AIG4AIB&amp;sid=4272aaeccf277faff0a2d20e857d76d5&amp;aid=304142&amp;lang=es&amp;sb=1&amp;src_elem=sb&amp;src=searchresults&amp;dest_id=-1011490&amp;dest_type=city&amp;ac_position=0&amp;ac_click_type=b&amp;ac_langcode=es&amp;ac_suggestion_list_length=5&amp;search_selected=true&amp;search_pageview_id=f48b7ec72ab3006c&amp;ac_meta=GhBmNDhiN2VjNzJhYjMwMDZjIAAoATICZXM6BXNhbHRhQABKAFAA&amp;checkin=2023-02-01&amp;checkout=2023-02-16&amp;group_adults=2&amp;no_rooms=1&amp;group_children=0&amp;sb_travel_purpose=leisure</text:p>
          </table:table-cell>
        </table:table-row>
      </table:table>
      <table:named-expressions/>
      <table:database-ranges>
        <table:database-range table:name="__Anonymous_Sheet_DB__0" table:target-range-address="Hoja1.A1:Hoja1.C115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7T14:23:12.118131869</meta:creation-date>
    <dc:date>2022-12-27T22:46:45.511234497</dc:date>
    <meta:editing-duration>PT18M6S</meta:editing-duration>
    <meta:editing-cycles>5</meta:editing-cycles>
    <meta:generator>LibreOffice/7.3.7.2$Linux_X86_64 LibreOffice_project/30$Build-2</meta:generator>
    <meta:document-statistic meta:table-count="2" meta:cell-count="360" meta:object-count="0"/>
  </office:meta>
</office:document-meta>
</file>